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8FB98"/>
    </style:style>
    <style:style style:name="ce11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top" fo:wrap-option="wrap"/>
    </style:style>
    <style:style style:name="ce33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98FB98"/>
    </style:style>
    <style:style style:name="ce37" style:family="table-cell" style:parent-style-name="Default" style:data-style-name="N0">
      <style:table-cell-properties fo:border="thin solid #000000" fo:background-color="#98FB98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98FB98"/>
      <style:text-properties fo:color="#000000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0.16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8731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2.5941666666667cm"/>
    </style:style>
    <style:style style:name="co14" style:family="table-column">
      <style:table-column-properties fo:break-before="auto" style:column-width="7.67291666666667cm"/>
    </style:style>
    <style:style style:name="co15" style:family="table-column">
      <style:table-column-properties fo:break-before="auto" style:column-width="10.5304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">
          <table:help-message table:title="Task Description" table:display="true"/>
          <table:error-message table:display="true"/>
        </table:content-validation>
        <table:content-validation table:name="val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6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Description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18">
          <table:help-message table:title="Required Sprint" table:display="true"/>
          <table:error-message table:display="true"/>
        </table:content-validation>
        <table:content-validation table:name="val1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2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23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24">
          <table:help-message/>
          <table:error-message table:display="true"/>
        </table:content-validation>
        <table:content-validation table:name="val2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2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8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29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0">
          <table:help-message table:title="Task Description" table:display="true"/>
          <table:error-message table:display="true"/>
        </table:content-validation>
        <table:content-validation table:name="val3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4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5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6">
          <table:help-message table:title="Task Description" table:display="true"/>
          <table:error-message table:display="true"/>
        </table:content-validation>
        <table:content-validation table:name="val3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0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1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2">
          <table:help-message table:title="Task Description" table:display="true"/>
          <table:error-message table:display="true"/>
        </table:content-validation>
        <table:content-validation table:name="val4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Sprint_01_Backlog" table:style-name="ta1">
        <table:shapes>
          <draw:frame draw:z-index="1" draw:id="id0" draw:style-name="a0" draw:name="Chart 1" svg:x="4.46889in" svg:y="0.48736in" svg:width="4.10236in" svg:height="2.0287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19T00:00:00" table:style-name="ce5">
            <text:p>Oct 1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0-26T00:00:00" table:style-name="ce5">
            <text:p>Oct 2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4" table:formula="of:=COUNTA([.D17:.D995])" table:style-name="ce2">
            <text:p>4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4" table:formula="of:=[.B7]-[.C8]" table:style-name="ce2">
            <text:p>4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4" table:formula="of:=[.B8]-[.C9]" table:style-name="ce2">
            <text:p>4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4" table:formula="of:=[.B9]-[.C10]" table:style-name="ce2">
            <text:p>4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4" table:formula="of:=[.B10]-[.C11]" table:style-name="ce2">
            <text:p>4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4" table:formula="of:=[.B11]-[.C12]" table:style-name="ce2">
            <text:p>4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4" table:formula="of:=COUNTIF([.E$17:.E$995]; &quot;Completed Day 6&quot;)" table:style-name="ce2">
            <text:p>4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" table:style-name="ce1">
            <text:p>1</text:p>
          </table:table-cell>
          <table:table-cell office:value-type="string" table:style-name="ce10">
            <text:p>CF</text:p>
          </table:table-cell>
          <table:table-cell office:value-type="string" table:style-name="ce10">
            <text:p>JB</text:p>
          </table:table-cell>
          <table:table-cell office:value-type="string" table:style-name="ce10">
            <text:p>Create Ice Cream Flavo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" table:content-validation-name="val1" table:style-name="ce1">
            <text:p>2</text:p>
          </table:table-cell>
          <table:table-cell office:value-type="string" table:style-name="ce10">
            <text:p>CC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Ice Cream Containe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" table:content-validation-name="val1" table:style-name="ce1">
            <text:p>3</text:p>
          </table:table-cell>
          <table:table-cell office:value-type="string" table:style-name="ce10">
            <text:p>CT</text:p>
          </table:table-cell>
          <table:table-cell office:value-type="string" table:style-name="ce10">
            <text:p>JB</text:p>
          </table:table-cell>
          <table:table-cell office:value-type="string" table:content-validation-name="val2" table:style-name="ce10">
            <text:p>Create Ice Cream Topping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" table:content-validation-name="val1" table:style-name="ce1">
            <text:p>4</text:p>
          </table:table-cell>
          <table:table-cell office:value-type="string" table:style-name="ce10">
            <text:p>GUI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GUI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" table:content-validation-name="val1" table:style-name="ce1">
            <text:p>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" table:content-validation-name="val1" table:style-name="ce1">
            <text:p>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" table:content-validation-name="val1" table:style-name="ce1">
            <text:p>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" table:content-validation-name="val1" table:style-name="ce1">
            <text:p>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9" table:content-validation-name="val1" table:style-name="ce1">
            <text:p>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0" table:content-validation-name="val1" table:style-name="ce1">
            <text:p>1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1" table:content-validation-name="val1" table:style-name="ce1">
            <text:p>1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2" table:content-validation-name="val1" table:style-name="ce1">
            <text:p>1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3" table:content-validation-name="val1" table:style-name="ce1">
            <text:p>1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4" table:content-validation-name="val1" table:style-name="ce1">
            <text:p>1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5" table:content-validation-name="val1" table:style-name="ce1">
            <text:p>1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6" table:content-validation-name="val1" table:style-name="ce1">
            <text:p>1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7" table:content-validation-name="val1" table:style-name="ce1">
            <text:p>1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8" table:content-validation-name="val1" table:style-name="ce1">
            <text:p>1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9" table:content-validation-name="val1" table:style-name="ce1">
            <text:p>1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0" table:content-validation-name="val1" table:style-name="ce1">
            <text:p>2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1" table:content-validation-name="val1" table:style-name="ce1">
            <text:p>2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2" table:content-validation-name="val1" table:style-name="ce1">
            <text:p>2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3" table:content-validation-name="val1" table:style-name="ce1">
            <text:p>2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4" table:content-validation-name="val1" table:style-name="ce1">
            <text:p>2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5" table:content-validation-name="val1" table:style-name="ce1">
            <text:p>2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6" table:content-validation-name="val1" table:style-name="ce1">
            <text:p>2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7" table:content-validation-name="val1" table:style-name="ce1">
            <text:p>2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8" table:content-validation-name="val1" table:style-name="ce1">
            <text:p>2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9" table:content-validation-name="val1" table:style-name="ce1">
            <text:p>2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0" table:content-validation-name="val1" table:style-name="ce1">
            <text:p>3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1" table:content-validation-name="val1" table:style-name="ce1">
            <text:p>3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2" table:content-validation-name="val1" table:style-name="ce1">
            <text:p>3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3" table:content-validation-name="val1" table:style-name="ce1">
            <text:p>3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4" table:content-validation-name="val1" table:style-name="ce1">
            <text:p>3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5" table:content-validation-name="val1" table:style-name="ce1">
            <text:p>3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6" table:content-validation-name="val1" table:style-name="ce1">
            <text:p>3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7" table:content-validation-name="val1" table:style-name="ce1">
            <text:p>3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8" table:content-validation-name="val1" table:style-name="ce1">
            <text:p>3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9" table:content-validation-name="val1" table:style-name="ce1">
            <text:p>3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0" table:content-validation-name="val1" table:style-name="ce1">
            <text:p>4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1" table:content-validation-name="val1" table:style-name="ce1">
            <text:p>4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2" table:content-validation-name="val1" table:style-name="ce1">
            <text:p>4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3" table:content-validation-name="val1" table:style-name="ce1">
            <text:p>4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4" table:content-validation-name="val1" table:style-name="ce1">
            <text:p>4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5" table:content-validation-name="val1" table:style-name="ce1">
            <text:p>4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6" table:content-validation-name="val1" table:style-name="ce1">
            <text:p>4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7" table:content-validation-name="val1" table:style-name="ce1">
            <text:p>4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8" table:content-validation-name="val1" table:style-name="ce1">
            <text:p>4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9" table:content-validation-name="val1" table:style-name="ce1">
            <text:p>4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0" table:content-validation-name="val1" table:style-name="ce1">
            <text:p>5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1" table:content-validation-name="val1" table:style-name="ce1">
            <text:p>5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2" table:content-validation-name="val1" table:style-name="ce1">
            <text:p>5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3" table:content-validation-name="val1" table:style-name="ce1">
            <text:p>5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4" table:content-validation-name="val1" table:style-name="ce1">
            <text:p>5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5" table:content-validation-name="val1" table:style-name="ce1">
            <text:p>5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6" table:content-validation-name="val1" table:style-name="ce1">
            <text:p>5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7" table:content-validation-name="val1" table:style-name="ce1">
            <text:p>5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8" table:content-validation-name="val1" table:style-name="ce1">
            <text:p>5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9" table:content-validation-name="val1" table:style-name="ce1">
            <text:p>5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0" table:content-validation-name="val1" table:style-name="ce1">
            <text:p>6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1" table:content-validation-name="val1" table:style-name="ce1">
            <text:p>6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2" table:content-validation-name="val1" table:style-name="ce1">
            <text:p>6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3" table:content-validation-name="val1" table:style-name="ce1">
            <text:p>6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4" table:content-validation-name="val1" table:style-name="ce1">
            <text:p>6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5" table:content-validation-name="val1" table:style-name="ce1">
            <text:p>6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6" table:content-validation-name="val1" table:style-name="ce1">
            <text:p>6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7" table:content-validation-name="val1" table:style-name="ce1">
            <text:p>6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8" table:content-validation-name="val1" table:style-name="ce1">
            <text:p>6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9" table:content-validation-name="val1" table:style-name="ce1">
            <text:p>6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0" table:content-validation-name="val1" table:style-name="ce1">
            <text:p>7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1" table:content-validation-name="val1" table:style-name="ce1">
            <text:p>7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2" table:content-validation-name="val1" table:style-name="ce1">
            <text:p>7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3" table:content-validation-name="val1" table:style-name="ce1">
            <text:p>7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4" table:content-validation-name="val1" table:style-name="ce1">
            <text:p>7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5" table:content-validation-name="val1" table:style-name="ce1">
            <text:p>7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6" table:content-validation-name="val1" table:style-name="ce1">
            <text:p>7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7" table:content-validation-name="val1" table:style-name="ce1">
            <text:p>7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8" table:content-validation-name="val1" table:style-name="ce1">
            <text:p>7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9" table:content-validation-name="val1" table:style-name="ce1">
            <text:p>7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0" table:content-validation-name="val1" table:style-name="ce1">
            <text:p>8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1" table:content-validation-name="val1" table:style-name="ce1">
            <text:p>8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2" table:content-validation-name="val1" table:style-name="ce1">
            <text:p>8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3" table:content-validation-name="val1" table:style-name="ce1">
            <text:p>8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4" table:content-validation-name="val1" table:style-name="ce1">
            <text:p>8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26T00:00:00" table:style-name="ce5">
            <text:p>Oct 2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2T00:00:00" table:style-name="ce5">
            <text:p>Nov 0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8" table:formula="of:=COUNTA([.D17:.D995])" table:style-name="ce2">
            <text:p>8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8" table:formula="of:=[.B7]-[.C8]" table:style-name="ce2">
            <text:p>8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8" table:formula="of:=[.B8]-[.C9]" table:style-name="ce2">
            <text:p>8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8" table:formula="of:=[.B9]-[.C10]" table:style-name="ce2">
            <text:p>8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8" table:formula="of:=[.B10]-[.C11]" table:style-name="ce2">
            <text:p>8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6" table:formula="of:=[.B11]-[.C12]" table:style-name="ce2">
            <text:p>6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6" table:formula="of:=COUNTIF([.E$17:.E$995]; &quot;Completed Day 6&quot;)" table:style-name="ce2">
            <text:p>6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5" table:style-name="ce1">
            <text:p>1</text:p>
          </table:table-cell>
          <table:table-cell office:value-type="string" table:content-validation-name="val6" table:style-name="ce10">
            <text:p>IGUI</text:p>
          </table:table-cell>
          <table:table-cell office:value-type="string" table:content-validation-name="val7" table:style-name="ce10">
            <text:p>EK</text:p>
          </table:table-cell>
          <table:table-cell office:value-type="string" table:style-name="ce40">
            <text:p>use dialogs to add items</text:p>
          </table:table-cell>
          <table:table-cell office:value-type="string" table:content-validation-name="val9" table:style-name="ce11">
            <text:p>Completed Day 5</text:p>
          </table:table-cell>
          <table:table-cell office:value-type="string" table:content-validation-name="val10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5" table:style-name="ce1">
            <text:p>2</text:p>
          </table:table-cell>
          <table:table-cell office:value-type="string" table:content-validation-name="val6" table:style-name="ce10">
            <text:p>CS</text:p>
          </table:table-cell>
          <table:table-cell office:value-type="string" table:content-validation-name="val7" table:style-name="ce10">
            <text:p>JB</text:p>
          </table:table-cell>
          <table:table-cell office:value-type="string" table:content-validation-name="val8" table:style-name="ce10">
            <text:p>create serving of ice cream</text:p>
          </table:table-cell>
          <table:table-cell office:value-type="string" table:content-validation-name="val9" table:style-name="ce11">
            <text:p>Completed Day 6</text:p>
          </table:table-cell>
          <table:table-cell office:value-type="string" table:content-validation-name="val10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5" table:style-name="ce1">
            <text:p>3</text:p>
          </table:table-cell>
          <table:table-cell office:value-type="string" table:content-validation-name="val6" table:style-name="ce10">
            <text:p>PS</text:p>
          </table:table-cell>
          <table:table-cell office:value-type="string" table:content-validation-name="val7" table:style-name="ce10">
            <text:p>EK</text:p>
          </table:table-cell>
          <table:table-cell office:value-type="string" table:content-validation-name="val8" table:style-name="ce10">
            <text:p>show components of serving</text:p>
          </table:table-cell>
          <table:table-cell office:value-type="string" table:content-validation-name="val9" table:style-name="ce11">
            <text:p>Completed Day 6</text:p>
          </table:table-cell>
          <table:table-cell office:value-type="string" table:content-validation-name="val10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5" table:style-name="ce1">
            <text:p>4</text:p>
          </table:table-cell>
          <table:table-cell office:value-type="string" table:content-validation-name="val6" table:style-name="ce10">
            <text:p>CTM</text:p>
          </table:table-cell>
          <table:table-cell office:value-type="string" table:content-validation-name="val7" table:style-name="ce10">
            <text:p>EK</text:p>
          </table:table-cell>
          <table:table-cell office:value-type="string" table:content-validation-name="val8" table:style-name="ce10">
            <text:p>create new server</text:p>
          </table:table-cell>
          <table:table-cell office:value-type="string" table:content-validation-name="val9" table:style-name="ce11">
            <text:p>Completed Day 6</text:p>
          </table:table-cell>
          <table:table-cell office:value-type="string" table:content-validation-name="val10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5" table:style-name="ce1">
            <text:p>5</text:p>
          </table:table-cell>
          <table:table-cell office:value-type="string" table:content-validation-name="val6" table:style-name="ce10">
            <text:p>CB</text:p>
          </table:table-cell>
          <table:table-cell office:value-type="string" table:content-validation-name="val7" table:style-name="ce10">
            <text:p>EK</text:p>
          </table:table-cell>
          <table:table-cell office:value-type="string" table:content-validation-name="val8" table:style-name="ce10">
            <text:p>create customer</text:p>
          </table:table-cell>
          <table:table-cell office:value-type="string" table:content-validation-name="val9" table:style-name="ce11">
            <text:p>Completed Day 6</text:p>
          </table:table-cell>
          <table:table-cell office:value-type="string" table:content-validation-name="val10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5" table:style-name="ce1">
            <text:p>6</text:p>
          </table:table-cell>
          <table:table-cell office:value-type="string" table:content-validation-name="val6" table:style-name="ce10">
            <text:p>CO</text:p>
          </table:table-cell>
          <table:table-cell office:value-type="string" table:content-validation-name="val7" table:style-name="ce10">
            <text:p>JB</text:p>
          </table:table-cell>
          <table:table-cell office:value-type="string" table:content-validation-name="val8" table:style-name="ce10">
            <text:p>create order of servings</text:p>
          </table:table-cell>
          <table:table-cell office:value-type="string" table:content-validation-name="val9" table:style-name="ce11">
            <text:p>Completed Day 5</text:p>
          </table:table-cell>
          <table:table-cell office:value-type="string" table:content-validation-name="val10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5" table:style-name="ce1">
            <text:p>7</text:p>
          </table:table-cell>
          <table:table-cell office:value-type="string" table:content-validation-name="val6" table:style-name="ce10">
            <text:p>CSB</text:p>
          </table:table-cell>
          <table:table-cell office:value-type="string" table:content-validation-name="val7" table:style-name="ce10">
            <text:p>JB</text:p>
          </table:table-cell>
          <table:table-cell office:value-type="string" table:content-validation-name="val8" table:style-name="ce10">
            <text:p>create a serving of ice cream</text:p>
          </table:table-cell>
          <table:table-cell office:value-type="string" table:content-validation-name="val9" table:style-name="ce11">
            <text:p>Completed Day 6</text:p>
          </table:table-cell>
          <table:table-cell office:value-type="string" table:content-validation-name="val10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5" table:style-name="ce1">
            <text:p>8</text:p>
          </table:table-cell>
          <table:table-cell office:value-type="string" table:content-validation-name="val6" table:style-name="ce10">
            <text:p>COB</text:p>
          </table:table-cell>
          <table:table-cell office:value-type="string" table:content-validation-name="val7" table:style-name="ce10">
            <text:p>JB</text:p>
          </table:table-cell>
          <table:table-cell office:value-type="string" table:content-validation-name="val8" table:style-name="ce10">
            <text:p>create order of servings</text:p>
          </table:table-cell>
          <table:table-cell office:value-type="string" table:content-validation-name="val9" table:style-name="ce11">
            <text:p>Completed Day 6</text:p>
          </table:table-cell>
          <table:table-cell office:value-type="string" table:content-validation-name="val10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5" table:style-name="ce1">
            <text:p>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0" table:content-validation-name="val5" table:style-name="ce1">
            <text:p>1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1" table:content-validation-name="val5" table:style-name="ce1">
            <text:p>1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2" table:content-validation-name="val5" table:style-name="ce1">
            <text:p>1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3" table:content-validation-name="val5" table:style-name="ce1">
            <text:p>1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4" table:content-validation-name="val5" table:style-name="ce1">
            <text:p>1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5" table:content-validation-name="val5" table:style-name="ce1">
            <text:p>1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6" table:content-validation-name="val5" table:style-name="ce1">
            <text:p>1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7" table:content-validation-name="val5" table:style-name="ce1">
            <text:p>1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8" table:content-validation-name="val5" table:style-name="ce1">
            <text:p>1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19" table:content-validation-name="val5" table:style-name="ce1">
            <text:p>1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0" table:content-validation-name="val5" table:style-name="ce1">
            <text:p>2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1" table:content-validation-name="val5" table:style-name="ce1">
            <text:p>2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2" table:content-validation-name="val5" table:style-name="ce1">
            <text:p>2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3" table:content-validation-name="val5" table:style-name="ce1">
            <text:p>2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4" table:content-validation-name="val5" table:style-name="ce1">
            <text:p>2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5" table:content-validation-name="val5" table:style-name="ce1">
            <text:p>2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6" table:content-validation-name="val5" table:style-name="ce1">
            <text:p>2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7" table:content-validation-name="val5" table:style-name="ce1">
            <text:p>2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8" table:content-validation-name="val5" table:style-name="ce1">
            <text:p>2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29" table:content-validation-name="val5" table:style-name="ce1">
            <text:p>2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0" table:content-validation-name="val5" table:style-name="ce1">
            <text:p>3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1" table:content-validation-name="val5" table:style-name="ce1">
            <text:p>3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2" table:content-validation-name="val5" table:style-name="ce1">
            <text:p>3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3" table:content-validation-name="val5" table:style-name="ce1">
            <text:p>3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4" table:content-validation-name="val5" table:style-name="ce1">
            <text:p>3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5" table:content-validation-name="val5" table:style-name="ce1">
            <text:p>3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6" table:content-validation-name="val5" table:style-name="ce1">
            <text:p>3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7" table:content-validation-name="val5" table:style-name="ce1">
            <text:p>3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8" table:content-validation-name="val5" table:style-name="ce1">
            <text:p>3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39" table:content-validation-name="val5" table:style-name="ce1">
            <text:p>3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0" table:content-validation-name="val5" table:style-name="ce1">
            <text:p>4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1" table:content-validation-name="val5" table:style-name="ce1">
            <text:p>4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2" table:content-validation-name="val5" table:style-name="ce1">
            <text:p>4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3" table:content-validation-name="val5" table:style-name="ce1">
            <text:p>4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4" table:content-validation-name="val5" table:style-name="ce1">
            <text:p>4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5" table:content-validation-name="val5" table:style-name="ce1">
            <text:p>4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6" table:content-validation-name="val5" table:style-name="ce1">
            <text:p>4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7" table:content-validation-name="val5" table:style-name="ce1">
            <text:p>4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8" table:content-validation-name="val5" table:style-name="ce1">
            <text:p>4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49" table:content-validation-name="val5" table:style-name="ce1">
            <text:p>4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0" table:content-validation-name="val5" table:style-name="ce1">
            <text:p>5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1" table:content-validation-name="val5" table:style-name="ce1">
            <text:p>5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2" table:content-validation-name="val5" table:style-name="ce1">
            <text:p>5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3" table:content-validation-name="val5" table:style-name="ce1">
            <text:p>5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4" table:content-validation-name="val5" table:style-name="ce1">
            <text:p>5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5" table:content-validation-name="val5" table:style-name="ce1">
            <text:p>5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6" table:content-validation-name="val5" table:style-name="ce1">
            <text:p>5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7" table:content-validation-name="val5" table:style-name="ce1">
            <text:p>5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8" table:content-validation-name="val5" table:style-name="ce1">
            <text:p>5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59" table:content-validation-name="val5" table:style-name="ce1">
            <text:p>5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0" table:content-validation-name="val5" table:style-name="ce1">
            <text:p>6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1" table:content-validation-name="val5" table:style-name="ce1">
            <text:p>6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2" table:content-validation-name="val5" table:style-name="ce1">
            <text:p>6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3" table:content-validation-name="val5" table:style-name="ce1">
            <text:p>6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4" table:content-validation-name="val5" table:style-name="ce1">
            <text:p>6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5" table:content-validation-name="val5" table:style-name="ce1">
            <text:p>6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6" table:content-validation-name="val5" table:style-name="ce1">
            <text:p>6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7" table:content-validation-name="val5" table:style-name="ce1">
            <text:p>6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8" table:content-validation-name="val5" table:style-name="ce1">
            <text:p>6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69" table:content-validation-name="val5" table:style-name="ce1">
            <text:p>6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0" table:content-validation-name="val5" table:style-name="ce1">
            <text:p>7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1" table:content-validation-name="val5" table:style-name="ce1">
            <text:p>7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2" table:content-validation-name="val5" table:style-name="ce1">
            <text:p>7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3" table:content-validation-name="val5" table:style-name="ce1">
            <text:p>7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4" table:content-validation-name="val5" table:style-name="ce1">
            <text:p>7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5" table:content-validation-name="val5" table:style-name="ce1">
            <text:p>75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6" table:content-validation-name="val5" table:style-name="ce1">
            <text:p>76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7" table:content-validation-name="val5" table:style-name="ce1">
            <text:p>77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8" table:content-validation-name="val5" table:style-name="ce1">
            <text:p>78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79" table:content-validation-name="val5" table:style-name="ce1">
            <text:p>79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80" table:content-validation-name="val5" table:style-name="ce1">
            <text:p>80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81" table:content-validation-name="val5" table:style-name="ce1">
            <text:p>81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82" table:content-validation-name="val5" table:style-name="ce1">
            <text:p>82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83" table:content-validation-name="val5" table:style-name="ce1">
            <text:p>83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style-name="ro3">
          <table:table-cell office:value-type="float" office:value="84" table:content-validation-name="val5" table:style-name="ce1">
            <text:p>84</text:p>
          </table:table-cell>
          <table:table-cell table:content-validation-name="val6" table:style-name="ce10"/>
          <table:table-cell table:content-validation-name="val7" table:style-name="ce10"/>
          <table:table-cell table:content-validation-name="val8" table:style-name="ce10"/>
          <table:table-cell table:content-validation-name="val9" table:style-name="ce11"/>
          <table:table-cell table:content-validation-name="val1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2T00:00:00" table:style-name="ce5">
            <text:p>Nov 02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9T00:00:00" table:style-name="ce5">
            <text:p>Nov 09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7" table:formula="of:=COUNTA([.D17:.D995])" table:style-name="ce2">
            <text:p>7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7" table:formula="of:=[.B7]-[.C8]" table:style-name="ce2">
            <text:p>7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7" table:formula="of:=[.B8]-[.C9]" table:style-name="ce2">
            <text:p>7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7" table:formula="of:=[.B9]-[.C10]" table:style-name="ce2">
            <text:p>7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7" table:formula="of:=[.B10]-[.C11]" table:style-name="ce2">
            <text:p>7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7" table:formula="of:=[.B11]-[.C12]" table:style-name="ce2">
            <text:p>7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7" table:formula="of:=COUNTIF([.E$17:.E$995]; &quot;Completed Day 6&quot;)" table:style-name="ce2">
            <text:p>7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10">
            <text:p>CE</text:p>
          </table:table-cell>
          <table:table-cell office:value-type="string" table:content-validation-name="val13" table:style-name="ce10">
            <text:p>JB</text:p>
          </table:table-cell>
          <table:table-cell office:value-type="string" table:style-name="ce40">
            <text:p>Create Emporium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10">
            <text:p>MST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Manage State of Ord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10">
            <text:p>SAVD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Save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10">
            <text:p>LOAD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Load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2" table:style-name="ce10">
            <text:p>POS</text:p>
          </table:table-cell>
          <table:table-cell office:value-type="string" table:content-validation-name="val13" table:style-name="ce10">
            <text:p>JB</text:p>
          </table:table-cell>
          <table:table-cell office:value-type="string" table:content-validation-name="val14" table:style-name="ce10">
            <text:p>Display Servings in Ord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2" table:style-name="ce10">
            <text:p>POC</text:p>
          </table:table-cell>
          <table:table-cell office:value-type="string" table:content-validation-name="val13" table:style-name="ce10">
            <text:p>JB</text:p>
          </table:table-cell>
          <table:table-cell office:value-type="string" table:content-validation-name="val14" table:style-name="ce10">
            <text:p>Display Servings in Ord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2" table:style-name="ce10">
            <text:p>CM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Create manag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Product_Backlog" table:style-name="ta2">
        <table:shapes>
          <draw:frame draw:z-index="1" draw:id="id3" draw:style-name="a3" draw:name="Chart 1" svg:x="9.97125in" svg:y="0.29167in" svg:width="6.30125in" svg:height="3.1338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number-columns-repeated="1013" table:default-cell-style-name="ce12"/>
        <table:table-column table:style-name="co6" table:default-cell-style-name="ce12"/>
        <table:table-column table:style-name="co6" table:number-columns-repeated="15360" table:default-cell-style-name="ce1"/>
        <table:table-row table:style-name="ro1">
          <table:table-cell office:value-type="string" table:style-name="ce12">
            <text:p>Product Name:</text:p>
          </table:table-cell>
          <table:table-cell office:value-type="string" table:number-columns-spanned="5" table:number-rows-spanned="1" table:content-validation-name="val24" table:style-name="ce35">
            <text:p>MICE Manager</text:p>
          </table:table-cell>
          <table:covered-table-cell table:number-columns-repeated="4"/>
          <table:table-cell table:style-name="ce13"/>
          <table:table-cell office:value-type="string" table:style-name="ce14">
            <text:p>Complete Fields in Green!!!</text:p>
          </table:table-cell>
          <table:table-cell table:style-name="ce1"/>
          <table:table-cell table:number-columns-repeated="16375" table:style-name="ce15"/>
        </table:table-row>
        <table:table-row table:style-name="ro2">
          <table:table-cell office:value-type="string" table:style-name="ce12">
            <text:p>Team ID:</text:p>
          </table:table-cell>
          <table:table-cell office:value-type="string" table:number-columns-spanned="5" table:number-rows-spanned="1" table:content-validation-name="val25" table:style-name="ce36">
            <text:p>Bruno Technologies</text:p>
          </table:table-cell>
          <table:covered-table-cell table:number-columns-repeated="4"/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table:number-columns-repeated="2" table:style-name="ce12"/>
          <table:table-cell table:number-columns-repeated="7" table:style-name="ce13"/>
          <table:table-cell table:number-columns-repeated="16375" table:style-name="ce15"/>
        </table:table-row>
        <table:table-row table:style-name="ro2">
          <table:table-cell table:style-name="ce12"/>
          <table:table-cell office:value-type="string" table:style-name="ce13">
            <text:p>Team Member Name</text:p>
          </table:table-cell>
          <table:table-cell table:number-columns-repeated="4" table:style-name="ce13"/>
          <table:table-cell office:value-type="string" table:style-name="ce13">
            <text:p>Initials</text:p>
          </table:table-cell>
          <table:table-cell office:value-type="string" table:style-name="ce13">
            <text:p>Student ID</text:p>
          </table:table-cell>
          <table:table-cell table:style-name="ce13"/>
          <table:table-cell table:number-columns-repeated="16375" table:style-name="ce15"/>
        </table:table-row>
        <table:table-row table:style-name="ro2">
          <table:table-cell office:value-type="string" table:style-name="ce12">
            <text:p>Required</text:p>
          </table:table-cell>
          <table:table-cell office:value-type="string" table:number-columns-spanned="5" table:number-rows-spanned="1" table:content-validation-name="val26" table:style-name="ce37">
            <text:p>Joseph Brewster</text:p>
          </table:table-cell>
          <table:covered-table-cell table:number-columns-repeated="4"/>
          <table:table-cell office:value-type="string" table:content-validation-name="val22" table:style-name="ce16">
            <text:p>JB</text:p>
          </table:table-cell>
          <table:table-cell office:value-type="float" office:value="1001049436" table:content-validation-name="val23" table:style-name="ce16">
            <text:p>1001049436</text:p>
          </table:table-cell>
          <table:table-cell table:style-name="ce13"/>
          <table:table-cell table:number-columns-repeated="16375" table:style-name="ce15"/>
        </table:table-row>
        <table:table-row table:style-name="ro2">
          <table:table-cell office:value-type="string" table:style-name="ce12">
            <text:p>Required</text:p>
          </table:table-cell>
          <table:table-cell office:value-type="string" table:number-columns-spanned="5" table:number-rows-spanned="1" table:content-validation-name="val26" table:style-name="ce37">
            <text:p>Emily Knowles</text:p>
          </table:table-cell>
          <table:covered-table-cell table:number-columns-repeated="4"/>
          <table:table-cell office:value-type="string" table:content-validation-name="val22" table:style-name="ce16">
            <text:p>EK</text:p>
          </table:table-cell>
          <table:table-cell office:value-type="float" office:value="1001250974" table:content-validation-name="val23" table:style-name="ce16">
            <text:p>1001250974</text:p>
          </table:table-cell>
          <table:table-cell table:style-name="ce13"/>
          <table:table-cell table:number-columns-repeated="16375" table:style-name="ce15"/>
        </table:table-row>
        <table:table-row table:style-name="ro2">
          <table:table-cell table:style-name="ce17"/>
          <table:table-cell table:number-columns-spanned="5" table:number-rows-spanned="1" table:content-validation-name="val26" table:style-name="ce38"/>
          <table:covered-table-cell table:number-columns-repeated="4"/>
          <table:table-cell table:content-validation-name="val22" table:style-name="ce18"/>
          <table:table-cell table:content-validation-name="val23" table:style-name="ce18"/>
          <table:table-cell table:style-name="ce13"/>
          <table:table-cell table:number-columns-repeated="16375" table:style-name="ce15"/>
        </table:table-row>
        <table:table-row table:style-name="ro2">
          <table:table-cell table:style-name="ce17"/>
          <table:table-cell table:number-columns-spanned="5" table:number-rows-spanned="1" table:content-validation-name="val26" table:style-name="ce38"/>
          <table:covered-table-cell table:number-columns-repeated="4"/>
          <table:table-cell table:content-validation-name="val22" table:style-name="ce18"/>
          <table:table-cell table:content-validation-name="val23" table:style-name="ce18"/>
          <table:table-cell table:style-name="ce13"/>
          <table:table-cell table:number-columns-repeated="16375" table:style-name="ce15"/>
        </table:table-row>
        <table:table-row table:style-name="ro1">
          <table:table-cell table:style-name="ce19"/>
          <table:table-cell office:value-type="string" table:style-name="ce20">
            <text:p>Note: Teams MUST be approved by the Professor (NOT TA) in advance</text:p>
          </table:table-cell>
          <table:table-cell table:number-columns-repeated="7" table:style-name="ce13"/>
          <table:table-cell table:number-columns-repeated="16375" table:style-name="ce15"/>
        </table:table-row>
        <table:table-row table:style-name="ro2">
          <table:table-cell table:number-columns-repeated="6" table:style-name="ce12"/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string" table:style-name="ce21">
            <text:p>Sprint #</text:p>
          </table:table-cell>
          <table:table-cell office:value-type="string" table:style-name="ce22">
            <text:p>Remaining</text:p>
          </table:table-cell>
          <table:table-cell office:value-type="string" table:style-name="ce23">
            <text:p>Completed This Sprint</text:p>
          </table:table-cell>
          <table:table-cell table:number-columns-repeated="2" table:style-name="ce13"/>
          <table:table-cell office:value-type="string" table:style-name="ce13">
            <text:p>Comment</text:p>
          </table:table-cell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float" office:value="0" table:style-name="ce24">
            <text:p>0</text:p>
          </table:table-cell>
          <table:table-cell office:value-type="float" office:value="37" table:formula="of:=COUNT([.B24:.B131])" table:style-name="ce13">
            <text:p>37</text:p>
          </table:table-cell>
          <table:table-cell table:style-name="ce23"/>
          <table:table-cell table:style-name="ce13"/>
          <table:table-cell office:value-type="string" table:style-name="ce25">
            <text:p>Total</text:p>
          </table:table-cell>
          <table:table-cell office:value-type="string" table:style-name="ce13">
            <text:p>Total number of features (in column H)</text:p>
          </table:table-cell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float" office:value="1" table:style-name="ce24">
            <text:p>1</text:p>
          </table:table-cell>
          <table:table-cell office:value-type="float" office:value="33" table:formula="of:=[.B12]-[.C13]" table:style-name="ce13">
            <text:p>33</text:p>
          </table:table-cell>
          <table:table-cell office:value-type="float" office:value="4" table:formula="of:=COUNTIF([.F$24:.F$105];&quot;Finished in Sprint 1&quot;)" table:style-name="ce23">
            <text:p>4</text:p>
          </table:table-cell>
          <table:table-cell table:style-name="ce13"/>
          <table:table-cell office:value-type="float" office:value="1" table:style-name="ce25">
            <text:p>1</text:p>
          </table:table-cell>
          <table:table-cell office:value-type="string" table:style-name="ce13">
            <text:p>Total features left at the end of Sprint #1</text:p>
          </table:table-cell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float" office:value="2" table:style-name="ce24">
            <text:p>2</text:p>
          </table:table-cell>
          <table:table-cell office:value-type="float" office:value="25" table:formula="of:=[.B13]-[.C14]" table:style-name="ce13">
            <text:p>25</text:p>
          </table:table-cell>
          <table:table-cell office:value-type="float" office:value="8" table:formula="of:=COUNTIF([.F$24:.F$105];&quot;Finished in Sprint 2&quot;)" table:style-name="ce23">
            <text:p>8</text:p>
          </table:table-cell>
          <table:table-cell table:style-name="ce13"/>
          <table:table-cell office:value-type="float" office:value="2" table:style-name="ce25">
            <text:p>2</text:p>
          </table:table-cell>
          <table:table-cell office:value-type="string" table:style-name="ce13">
            <text:p>Total features left at the end of Sprint #2</text:p>
          </table:table-cell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float" office:value="3" table:style-name="ce24">
            <text:p>3</text:p>
          </table:table-cell>
          <table:table-cell office:value-type="float" office:value="18" table:formula="of:=[.B14]-[.C15]" table:style-name="ce13">
            <text:p>18</text:p>
          </table:table-cell>
          <table:table-cell office:value-type="float" office:value="7" table:formula="of:=COUNTIF([.F$24:.F$105];&quot;Finished in Sprint 3&quot;)" table:style-name="ce23">
            <text:p>7</text:p>
          </table:table-cell>
          <table:table-cell table:style-name="ce13"/>
          <table:table-cell office:value-type="float" office:value="3" table:style-name="ce25">
            <text:p>3</text:p>
          </table:table-cell>
          <table:table-cell office:value-type="string" table:style-name="ce13">
            <text:p>...and so on</text:p>
          </table:table-cell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float" office:value="4" table:style-name="ce24">
            <text:p>4</text:p>
          </table:table-cell>
          <table:table-cell office:value-type="float" office:value="13" table:formula="of:=[.B15]-[.C16]" table:style-name="ce13">
            <text:p>13</text:p>
          </table:table-cell>
          <table:table-cell office:value-type="float" office:value="5" table:formula="of:=COUNTIF([.F$24:.F$105];&quot;Finished in Sprint 4&quot;)" table:style-name="ce23">
            <text:p>5</text:p>
          </table:table-cell>
          <table:table-cell table:style-name="ce13"/>
          <table:table-cell table:style-name="ce25"/>
          <table:table-cell table:style-name="ce26"/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float" office:value="5" table:style-name="ce24">
            <text:p>5</text:p>
          </table:table-cell>
          <table:table-cell office:value-type="float" office:value="10" table:formula="of:=[.B16]-[.C17]" table:style-name="ce13">
            <text:p>10</text:p>
          </table:table-cell>
          <table:table-cell office:value-type="float" office:value="3" table:formula="of:=COUNTIF([.F$24:.F$105];&quot;Finished in Sprint 5&quot;)" table:style-name="ce23">
            <text:p>3</text:p>
          </table:table-cell>
          <table:table-cell table:style-name="ce13"/>
          <table:table-cell table:style-name="ce25"/>
          <table:table-cell table:number-columns-repeated="4" table:style-name="ce13"/>
          <table:table-cell table:number-columns-repeated="16375" table:style-name="ce15"/>
        </table:table-row>
        <table:table-row table:style-name="ro2">
          <table:table-cell office:value-type="float" office:value="6" table:style-name="ce24">
            <text:p>6</text:p>
          </table:table-cell>
          <table:table-cell office:value-type="float" office:value="10" table:formula="of:=[.B17]-[.C18]" table:style-name="ce13">
            <text:p>10</text:p>
          </table:table-cell>
          <table:table-cell office:value-type="float" office:value="0" table:formula="of:=COUNTIF([.F$24:.F$105];&quot;Finished in Sprint 6&quot;)" table:style-name="ce23">
            <text:p>0</text:p>
          </table:table-cell>
          <table:table-cell table:style-name="ce13"/>
          <table:table-cell table:style-name="ce25"/>
          <table:table-cell table:number-columns-repeated="4" table:style-name="ce13"/>
          <table:table-cell table:number-columns-repeated="16375" table:style-name="ce15"/>
        </table:table-row>
        <table:table-row table:style-name="ro2">
          <table:table-cell table:style-name="ce12"/>
          <table:table-cell table:number-columns-repeated="8" table:style-name="ce13"/>
          <table:table-cell table:number-columns-repeated="16375" table:style-name="ce15"/>
        </table:table-row>
        <table:table-row table:style-name="ro2">
          <table:table-cell table:style-name="ce12"/>
          <table:table-cell table:number-columns-repeated="5" table:style-name="ce13"/>
          <table:table-cell office:value-type="string" table:style-name="ce27">
            <text:p>Note: Priority of unfinished Features is subject to change at the end of each sprint at the whim of the Product Owner</text:p>
          </table:table-cell>
          <table:table-cell table:number-columns-repeated="2" table:style-name="ce13"/>
          <table:table-cell table:number-columns-repeated="16375" table:style-name="ce15"/>
        </table:table-row>
        <table:table-row table:style-name="ro2">
          <table:table-cell table:number-columns-repeated="6" table:style-name="ce13"/>
          <table:table-cell office:value-type="string" table:style-name="ce13">
            <text:p>Additional features may be proposed by the student but must be approved by the Product Owner in writing</text:p>
          </table:table-cell>
          <table:table-cell table:number-columns-repeated="2" table:style-name="ce13"/>
          <table:table-cell table:number-columns-repeated="16375" table:style-name="ce15"/>
        </table:table-row>
        <table:table-row table:style-name="ro2">
          <table:table-cell table:number-columns-repeated="4" table:style-name="ce13"/>
          <table:table-cell office:value-type="string" table:number-columns-spanned="2" table:number-rows-spanned="1" table:style-name="ce39">
            <text:p>Sprints<text:s text:c="16"/></text:p>
          </table:table-cell>
          <table:covered-table-cell/>
          <table:table-cell table:number-columns-repeated="3" table:style-name="ce13"/>
          <table:table-cell table:number-columns-repeated="16375" table:style-name="ce15"/>
        </table:table-row>
        <table:table-row table:style-name="ro2">
          <table:table-cell office:value-type="string" table:style-name="ce28">
            <text:p>Feature ID</text:p>
          </table:table-cell>
          <table:table-cell office:value-type="string" table:style-name="ce28">
            <text:p>Priority</text:p>
          </table:table-cell>
          <table:table-cell office:value-type="string" table:style-name="ce28">
            <text:p>Required</text:p>
          </table:table-cell>
          <table:table-cell office:value-type="string" table:style-name="ce28">
            <text:p>Est</text:p>
          </table:table-cell>
          <table:table-cell office:value-type="string" table:style-name="ce28">
            <text:p>Planned</text:p>
          </table:table-cell>
          <table:table-cell office:value-type="string" table:style-name="ce28">
            <text:p>Status</text:p>
          </table:table-cell>
          <table:table-cell office:value-type="string" table:style-name="ce28">
            <text:p>As a...</text:p>
          </table:table-cell>
          <table:table-cell office:value-type="string" table:style-name="ce28">
            <text:p>I want to...</text:p>
          </table:table-cell>
          <table:table-cell office:value-type="string" table:style-name="ce28">
            <text:p>So that I can…</text:p>
          </table:table-cell>
          <table:table-cell office:value-type="string" table:style-name="ce28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CF</text:p>
          </table:table-cell>
          <table:table-cell office:value-type="float" office:value="1" table:content-validation-name="val17" table:style-name="ce24">
            <text:p>1</text:p>
          </table:table-cell>
          <table:table-cell office:value-type="float" office:value="1" table:content-validation-name="val18" table:style-name="ce24">
            <text:p>1</text:p>
          </table:table-cell>
          <table:table-cell office:value-type="float" office:value="13" table:content-validation-name="val19" table:style-name="ce24">
            <text:p>13</text:p>
          </table:table-cell>
          <table:table-cell office:value-type="float" office:value="1" table:content-validation-name="val20" table:style-name="ce29">
            <text:p>1</text:p>
          </table:table-cell>
          <table:table-cell office:value-type="string" table:content-validation-name="val21" table:style-name="ce29">
            <text:p>Finished in Sprint 1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reate a new ice cream flavor</text:p>
          </table:table-cell>
          <table:table-cell office:value-type="string" table:style-name="ce32">
            <text:p>Stock and sell dairy products</text:p>
          </table:table-cell>
          <table:table-cell office:value-type="string" table:style-name="ce32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CC</text:p>
          </table:table-cell>
          <table:table-cell office:value-type="float" office:value="2" table:content-validation-name="val17" table:style-name="ce24">
            <text:p>2</text:p>
          </table:table-cell>
          <table:table-cell office:value-type="float" office:value="1" table:content-validation-name="val18" table:style-name="ce24">
            <text:p>1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1" table:content-validation-name="val20" table:style-name="ce29">
            <text:p>1</text:p>
          </table:table-cell>
          <table:table-cell office:value-type="string" table:content-validation-name="val21" table:style-name="ce29">
            <text:p>Finished in Sprint 1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reate a new container</text:p>
          </table:table-cell>
          <table:table-cell office:value-type="string" table:style-name="ce32">
            <text:p>Stock and sell dairy products</text:p>
          </table:table-cell>
          <table:table-cell office:value-type="string" table:style-name="ce32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CT</text:p>
          </table:table-cell>
          <table:table-cell office:value-type="float" office:value="3" table:content-validation-name="val17" table:style-name="ce24">
            <text:p>3</text:p>
          </table:table-cell>
          <table:table-cell office:value-type="float" office:value="1" table:content-validation-name="val18" table:style-name="ce24">
            <text:p>1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1" table:content-validation-name="val20" table:style-name="ce29">
            <text:p>1</text:p>
          </table:table-cell>
          <table:table-cell office:value-type="string" table:content-validation-name="val21" table:style-name="ce29">
            <text:p>Finished in Sprint 1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reate a new topping</text:p>
          </table:table-cell>
          <table:table-cell office:value-type="string" table:style-name="ce32">
            <text:p>Stock and sell better dairy products</text:p>
          </table:table-cell>
          <table:table-cell office:value-type="string" table:style-name="ce32">
            <text:p>Picture not yet required</text:p>
          </table:table-cell>
          <table:table-cell table:number-columns-repeated="16374"/>
        </table:table-row>
        <table:table-row table:style-name="ro4">
          <table:table-cell office:value-type="string" table:style-name="ce12">
            <text:p>GUI</text:p>
          </table:table-cell>
          <table:table-cell office:value-type="float" office:value="4" table:content-validation-name="val17" table:style-name="ce24">
            <text:p>4</text:p>
          </table:table-cell>
          <table:table-cell office:value-type="float" office:value="1" table:content-validation-name="val18" table:style-name="ce24">
            <text:p>1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1" table:content-validation-name="val20" table:style-name="ce29">
            <text:p>1</text:p>
          </table:table-cell>
          <table:table-cell office:value-type="string" table:content-validation-name="val21" table:style-name="ce29">
            <text:p>Finished in Sprint 1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Use a GUI instead of a terminal</text:p>
          </table:table-cell>
          <table:table-cell office:value-type="string" table:style-name="ce32">
            <text:p>Reduce training costs</text:p>
          </table:table-cell>
          <table:table-cell office:value-type="string" table:style-name="ce32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IGUI</text:p>
          </table:table-cell>
          <table:table-cell office:value-type="float" office:value="5" table:content-validation-name="val17" table:style-name="ce24">
            <text:p>5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13" table:content-validation-name="val19" table:style-name="ce24">
            <text:p>13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Use dialogs to create items</text:p>
          </table:table-cell>
          <table:table-cell office:value-type="string" table:style-name="ce32">
            <text:p>Reduce training costs</text:p>
          </table:table-cell>
          <table:table-cell office:value-type="string" table:style-name="ce32">
            <text:p>One dialog should server for all items with minor variations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CS</text:p>
          </table:table-cell>
          <table:table-cell office:value-type="float" office:value="6" table:content-validation-name="val17" table:style-name="ce24">
            <text:p>6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Server</text:p>
          </table:table-cell>
          <table:table-cell office:value-type="string" table:style-name="ce31">
            <text:p>Create a serving of ice cream in a container with toppings</text:p>
          </table:table-cell>
          <table:table-cell office:value-type="string" table:style-name="ce32">
            <text:p>Create dairy products to sell</text:p>
          </table:table-cell>
          <table:table-cell office:value-type="string" table:style-name="ce32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4">
          <table:table-cell office:value-type="string" table:style-name="ce12">
            <text:p>PS</text:p>
          </table:table-cell>
          <table:table-cell office:value-type="float" office:value="7" table:content-validation-name="val17" table:style-name="ce24">
            <text:p>7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Customer</text:p>
          </table:table-cell>
          <table:table-cell office:value-type="string" table:style-name="ce31">
            <text:p>Show the components of a serving (container, scoops, and toppings) for verification</text:p>
          </table:table-cell>
          <table:table-cell office:value-type="string" table:style-name="ce32">
            <text:p>Ensure my order was taken correctly</text:p>
          </table:table-cell>
          <table:table-cell office:value-type="string" table:style-name="ce32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CTM</text:p>
          </table:table-cell>
          <table:table-cell office:value-type="float" office:value="8" table:content-validation-name="val17" table:style-name="ce24">
            <text:p>8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3" table:content-validation-name="val19" table:style-name="ce24">
            <text:p>3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reate a new server</text:p>
          </table:table-cell>
          <table:table-cell office:value-type="string" table:style-name="ce32">
            <text:p>Staff the emporium</text:p>
          </table:table-cell>
          <table:table-cell table:style-name="ce32"/>
          <table:table-cell table:number-columns-repeated="16374" table:style-name="ce33"/>
        </table:table-row>
        <table:table-row table:style-name="ro2">
          <table:table-cell office:value-type="string" table:style-name="ce12">
            <text:p>CB</text:p>
          </table:table-cell>
          <table:table-cell office:value-type="float" office:value="9" table:content-validation-name="val17" table:style-name="ce24">
            <text:p>9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2" table:content-validation-name="val19" table:style-name="ce24">
            <text:p>2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Server</text:p>
          </table:table-cell>
          <table:table-cell office:value-type="string" table:style-name="ce31">
            <text:p>Create a new beloved customer</text:p>
          </table:table-cell>
          <table:table-cell office:value-type="string" table:style-name="ce32">
            <text:p>Keep track of our customers</text:p>
          </table:table-cell>
          <table:table-cell table:style-name="ce32"/>
          <table:table-cell table:number-columns-repeated="16374" table:style-name="ce33"/>
        </table:table-row>
        <table:table-row table:style-name="ro3">
          <table:table-cell office:value-type="string" table:style-name="ce12">
            <text:p>CO</text:p>
          </table:table-cell>
          <table:table-cell office:value-type="float" office:value="10" table:content-validation-name="val17" table:style-name="ce24">
            <text:p>10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13" table:content-validation-name="val19" table:style-name="ce24">
            <text:p>13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Server</text:p>
          </table:table-cell>
          <table:table-cell office:value-type="string" table:style-name="ce31">
            <text:p>Create an order of many servings of ice cream</text:p>
          </table:table-cell>
          <table:table-cell office:value-type="string" table:style-name="ce32">
            <text:p>Serve everyone in a customer party</text:p>
          </table:table-cell>
          <table:table-cell table:style-name="ce32"/>
          <table:table-cell table:number-columns-repeated="16374" table:style-name="ce33"/>
        </table:table-row>
        <table:table-row table:style-name="ro3">
          <table:table-cell office:value-type="string" table:style-name="ce12">
            <text:p>CSB</text:p>
          </table:table-cell>
          <table:table-cell office:value-type="float" office:value="11" table:content-validation-name="val17" table:style-name="ce24">
            <text:p>11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1" table:content-validation-name="val19" table:style-name="ce24">
            <text:p>1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Customer</text:p>
          </table:table-cell>
          <table:table-cell office:value-type="string" table:style-name="ce31">
            <text:p>Create a serving of ice cream in a container with toppings</text:p>
          </table:table-cell>
          <table:table-cell office:value-type="string" table:style-name="ce32">
            <text:p>Self-order and not have to deal with people</text:p>
          </table:table-cell>
          <table:table-cell office:value-type="string" table:style-name="ce32">
            <text:p>This just enables the Customer role to do what the Server can do in defining a serving…</text:p>
          </table:table-cell>
          <table:table-cell table:number-columns-repeated="16374" table:style-name="ce33"/>
        </table:table-row>
        <table:table-row table:style-name="ro3">
          <table:table-cell office:value-type="string" table:style-name="ce12">
            <text:p>COB</text:p>
          </table:table-cell>
          <table:table-cell office:value-type="float" office:value="12" table:content-validation-name="val17" table:style-name="ce24">
            <text:p>12</text:p>
          </table:table-cell>
          <table:table-cell office:value-type="float" office:value="2" table:content-validation-name="val18" table:style-name="ce24">
            <text:p>2</text:p>
          </table:table-cell>
          <table:table-cell office:value-type="float" office:value="1" table:content-validation-name="val19" table:style-name="ce24">
            <text:p>1</text:p>
          </table:table-cell>
          <table:table-cell office:value-type="float" office:value="2" table:content-validation-name="val20" table:style-name="ce29">
            <text:p>2</text:p>
          </table:table-cell>
          <table:table-cell office:value-type="string" table:content-validation-name="val21" table:style-name="ce29">
            <text:p>Finished in Sprint 2</text:p>
          </table:table-cell>
          <table:table-cell office:value-type="string" table:style-name="ce30">
            <text:p>Customer</text:p>
          </table:table-cell>
          <table:table-cell office:value-type="string" table:style-name="ce31">
            <text:p>Create an order of many servings of ice cream</text:p>
          </table:table-cell>
          <table:table-cell office:value-type="string" table:style-name="ce32">
            <text:p>Self-order and not have to deal with people</text:p>
          </table:table-cell>
          <table:table-cell office:value-type="string" table:style-name="ce32">
            <text:p>...and order</text:p>
          </table:table-cell>
          <table:table-cell table:number-columns-repeated="16374" table:style-name="ce33"/>
        </table:table-row>
        <table:table-row table:style-name="ro3">
          <table:table-cell office:value-type="string" table:style-name="ce12">
            <text:p>CE</text:p>
          </table:table-cell>
          <table:table-cell office:value-type="float" office:value="13" table:content-validation-name="val17" table:style-name="ce24">
            <text:p>13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reate an emporium that stocks items and maintains a cash register</text:p>
          </table:table-cell>
          <table:table-cell office:value-type="string" table:style-name="ce32">
            <text:p>Manage the emporium</text:p>
          </table:table-cell>
          <table:table-cell office:value-type="string" table:style-name="ce32">
            <text:p>This includes item stocks, server and customer lists, and the cash register</text:p>
          </table:table-cell>
          <table:table-cell table:number-columns-repeated="16374" table:style-name="ce33"/>
        </table:table-row>
        <table:table-row table:style-name="ro6">
          <table:table-cell office:value-type="string" table:style-name="ce12">
            <text:p>MST</text:p>
          </table:table-cell>
          <table:table-cell office:value-type="float" office:value="14" table:content-validation-name="val17" table:style-name="ce24">
            <text:p>14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Manage the state of each order (unfilled -&gt; filled -&gt; paid, or unfilled -&gt; canceled)</text:p>
          </table:table-cell>
          <table:table-cell office:value-type="string" table:style-name="ce32">
            <text:p>Ensure each order is filled and payment collected</text:p>
          </table:table-cell>
          <table:table-cell table:style-name="ce32"/>
          <table:table-cell table:number-columns-repeated="16374" table:style-name="ce33"/>
        </table:table-row>
        <table:table-row table:style-name="ro3">
          <table:table-cell office:value-type="string" table:style-name="ce12">
            <text:p>SAVD</text:p>
          </table:table-cell>
          <table:table-cell office:value-type="float" office:value="15" table:content-validation-name="val17" table:style-name="ce24">
            <text:p>15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Save all data to a default file</text:p>
          </table:table-cell>
          <table:table-cell office:value-type="string" table:style-name="ce32">
            <text:p>Ensure our data isn’t lost</text:p>
          </table:table-cell>
          <table:table-cell table:style-name="ce32"/>
          <table:table-cell table:number-columns-repeated="16374" table:style-name="ce33"/>
        </table:table-row>
        <table:table-row table:style-name="ro3">
          <table:table-cell office:value-type="string" table:style-name="ce12">
            <text:p>LOAD</text:p>
          </table:table-cell>
          <table:table-cell office:value-type="float" office:value="16" table:content-validation-name="val17" table:style-name="ce24">
            <text:p>16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Load data from a default file</text:p>
          </table:table-cell>
          <table:table-cell office:value-type="string" table:style-name="ce32">
            <text:p>Ensure our data isn’t lost</text:p>
          </table:table-cell>
          <table:table-cell table:style-name="ce32"/>
          <table:table-cell table:number-columns-repeated="16374" table:style-name="ce33"/>
        </table:table-row>
        <table:table-row table:style-name="ro3">
          <table:table-cell office:value-type="string" table:style-name="ce12">
            <text:p>POS</text:p>
          </table:table-cell>
          <table:table-cell office:value-type="float" office:value="17" table:content-validation-name="val17" table:style-name="ce24">
            <text:p>17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Server</text:p>
          </table:table-cell>
          <table:table-cell office:value-type="string" table:style-name="ce31">
            <text:p>Show the servings in an order for the servers (what to prepare)</text:p>
          </table:table-cell>
          <table:table-cell office:value-type="string" table:style-name="ce32">
            <text:p>Know what to put into each serving in an order</text:p>
          </table:table-cell>
          <table:table-cell office:value-type="string" table:style-name="ce32">
            <text:p>This can simply be text in a MessageDialog, or something snazzier; <text:s/>probably similar to PS</text:p>
          </table:table-cell>
          <table:table-cell table:number-columns-repeated="16374" table:style-name="ce33"/>
        </table:table-row>
        <table:table-row table:style-name="ro3">
          <table:table-cell office:value-type="string" table:style-name="ce12">
            <text:p>POC</text:p>
          </table:table-cell>
          <table:table-cell office:value-type="float" office:value="18" table:content-validation-name="val17" table:style-name="ce24">
            <text:p>18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Customer</text:p>
          </table:table-cell>
          <table:table-cell office:value-type="string" table:style-name="ce31">
            <text:p>Show the servings in an order for the customer (what was ordered / how much it costs)</text:p>
          </table:table-cell>
          <table:table-cell office:value-type="string" table:style-name="ce32">
            <text:p>Verify that my order was taken correctly and see the price</text:p>
          </table:table-cell>
          <table:table-cell office:value-type="string" table:style-name="ce32">
            <text:p>This can simply be text in a MessageDialog, or something snazzier; probably similar to PS</text:p>
          </table:table-cell>
          <table:table-cell table:number-columns-repeated="16374" table:style-name="ce33"/>
        </table:table-row>
        <table:table-row table:style-name="ro3">
          <table:table-cell office:value-type="string" table:style-name="ce12">
            <text:p>CM</text:p>
          </table:table-cell>
          <table:table-cell office:value-type="float" office:value="19" table:content-validation-name="val17" table:style-name="ce24">
            <text:p>19</text:p>
          </table:table-cell>
          <table:table-cell office:value-type="float" office:value="3" table:content-validation-name="val18" table:style-name="ce24">
            <text:p>3</text:p>
          </table:table-cell>
          <table:table-cell office:value-type="float" office:value="3" table:content-validation-name="val19" table:style-name="ce24">
            <text:p>3</text:p>
          </table:table-cell>
          <table:table-cell office:value-type="float" office:value="3" table:content-validation-name="val20" table:style-name="ce29">
            <text:p>3</text:p>
          </table:table-cell>
          <table:table-cell office:value-type="string" table:content-validation-name="val21" table:style-name="ce29">
            <text:p>Finished in Sprint 3</text:p>
          </table:table-cell>
          <table:table-cell office:value-type="string" table:style-name="ce30">
            <text:p>Owner</text:p>
          </table:table-cell>
          <table:table-cell office:value-type="string" table:style-name="ce31">
            <text:p>Create a named manager</text:p>
          </table:table-cell>
          <table:table-cell office:value-type="string" table:style-name="ce32">
            <text:p>Delegate management tasks to a pro</text:p>
          </table:table-cell>
          <table:table-cell table:style-name="ce32"/>
          <table:table-cell table:number-columns-repeated="16374" table:style-name="ce33"/>
        </table:table-row>
        <table:table-row table:style-name="ro3">
          <table:table-cell office:value-type="string" table:style-name="ce12">
            <text:p>P&amp;L</text:p>
          </table:table-cell>
          <table:table-cell office:value-type="float" office:value="20" table:content-validation-name="val17" table:style-name="ce24">
            <text:p>20</text:p>
          </table:table-cell>
          <table:table-cell office:value-type="float" office:value="4" table:content-validation-name="val18" table:style-name="ce24">
            <text:p>4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4" table:content-validation-name="val20" table:style-name="ce29">
            <text:p>4</text:p>
          </table:table-cell>
          <table:table-cell office:value-type="string" table:content-validation-name="val21" table:style-name="ce29">
            <text:p>Finished in Sprint 4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Add a Profit &amp; Loss statement, showing all income, expenses, and total profit</text:p>
          </table:table-cell>
          <table:table-cell office:value-type="string" table:style-name="ce32">
            <text:p>Ensure that we’re making a profit and thus avoid bankruptcy</text:p>
          </table:table-cell>
          <table:table-cell table:style-name="ce32"/>
          <table:table-cell table:number-columns-repeated="16374" table:style-name="ce34"/>
        </table:table-row>
        <table:table-row table:style-name="ro3">
          <table:table-cell office:value-type="string" table:style-name="ce12">
            <text:p>RI</text:p>
          </table:table-cell>
          <table:table-cell office:value-type="float" office:value="21" table:content-validation-name="val17" table:style-name="ce24">
            <text:p>21</text:p>
          </table:table-cell>
          <table:table-cell office:value-type="float" office:value="4" table:content-validation-name="val18" table:style-name="ce24">
            <text:p>4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4" table:content-validation-name="val20" table:style-name="ce29">
            <text:p>4</text:p>
          </table:table-cell>
          <table:table-cell office:value-type="string" table:content-validation-name="val21" table:style-name="ce29">
            <text:p>Finished in Sprint 4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Display an Inventory Report, listing every item and the quantity in stock</text:p>
          </table:table-cell>
          <table:table-cell office:value-type="string" table:style-name="ce32">
            <text:p>Ensure we don’t run out of any product and thus disappoint our customers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PIX</text:p>
          </table:table-cell>
          <table:table-cell office:value-type="float" office:value="22" table:content-validation-name="val17" table:style-name="ce24">
            <text:p>22</text:p>
          </table:table-cell>
          <table:table-cell office:value-type="float" office:value="4" table:content-validation-name="val18" table:style-name="ce24">
            <text:p>4</text:p>
          </table:table-cell>
          <table:table-cell office:value-type="float" office:value="21" table:content-validation-name="val19" table:style-name="ce24">
            <text:p>21</text:p>
          </table:table-cell>
          <table:table-cell office:value-type="float" office:value="4" table:content-validation-name="val20" table:style-name="ce29">
            <text:p>4</text:p>
          </table:table-cell>
          <table:table-cell office:value-type="string" table:content-validation-name="val21" table:style-name="ce29">
            <text:p>Finished in Sprint 4</text:p>
          </table:table-cell>
          <table:table-cell office:value-type="string" table:style-name="ce30">
            <text:p>Customer</text:p>
          </table:table-cell>
          <table:table-cell office:value-type="string" table:style-name="ce31">
            <text:p>Add and display pictures for each item (container, ice cream flavor, and topping)</text:p>
          </table:table-cell>
          <table:table-cell office:value-type="string" table:style-name="ce32">
            <text:p>Better understand the menu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RTM</text:p>
          </table:table-cell>
          <table:table-cell office:value-type="float" office:value="23" table:content-validation-name="val17" table:style-name="ce24">
            <text:p>23</text:p>
          </table:table-cell>
          <table:table-cell office:value-type="float" office:value="4" table:content-validation-name="val18" table:style-name="ce24">
            <text:p>4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4" table:content-validation-name="val20" table:style-name="ce29">
            <text:p>4</text:p>
          </table:table-cell>
          <table:table-cell office:value-type="string" table:content-validation-name="val21" table:style-name="ce29">
            <text:p>Finished in Sprint 4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Display a Server Report, listing all info about each server including # of orders served</text:p>
          </table:table-cell>
          <table:table-cell office:value-type="string" table:style-name="ce32">
            <text:p>Better manage our team and reward productive team members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ETMS</text:p>
          </table:table-cell>
          <table:table-cell office:value-type="float" office:value="24" table:content-validation-name="val17" table:style-name="ce24">
            <text:p>24</text:p>
          </table:table-cell>
          <table:table-cell office:value-type="float" office:value="4" table:content-validation-name="val18" table:style-name="ce24">
            <text:p>4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4" table:content-validation-name="val20" table:style-name="ce29">
            <text:p>4</text:p>
          </table:table-cell>
          <table:table-cell office:value-type="string" table:content-validation-name="val21" table:style-name="ce29">
            <text:p>Finished in Sprint 4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hange a server salary</text:p>
          </table:table-cell>
          <table:table-cell office:value-type="string" table:style-name="ce32">
            <text:p>Offer promotions and pay bumps to motivate our team members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AI</text:p>
          </table:table-cell>
          <table:table-cell office:value-type="float" office:value="25" table:content-validation-name="val17" table:style-name="ce24">
            <text:p>25</text:p>
          </table:table-cell>
          <table:table-cell office:value-type="float" office:value="5" table:content-validation-name="val18" table:style-name="ce24">
            <text:p>5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5" table:content-validation-name="val20" table:style-name="ce29">
            <text:p>5</text:p>
          </table:table-cell>
          <table:table-cell office:value-type="string" table:content-validation-name="val21" table:style-name="ce29">
            <text:p>Finished in Sprint 5</text:p>
          </table:table-cell>
          <table:table-cell office:value-type="string" table:style-name="ce30">
            <text:p>Server</text:p>
          </table:table-cell>
          <table:table-cell office:value-type="string" table:style-name="ce31">
            <text:p>Restock items (ice cream flavor, container, and topping)</text:p>
          </table:table-cell>
          <table:table-cell office:value-type="string" table:style-name="ce32">
            <text:p>Ensure we can fill every order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RO</text:p>
          </table:table-cell>
          <table:table-cell office:value-type="float" office:value="26" table:content-validation-name="val17" table:style-name="ce24">
            <text:p>26</text:p>
          </table:table-cell>
          <table:table-cell office:value-type="float" office:value="5" table:content-validation-name="val18" table:style-name="ce24">
            <text:p>5</text:p>
          </table:table-cell>
          <table:table-cell office:value-type="float" office:value="8" table:content-validation-name="val19" table:style-name="ce24">
            <text:p>8</text:p>
          </table:table-cell>
          <table:table-cell office:value-type="float" office:value="5" table:content-validation-name="val20" table:style-name="ce29">
            <text:p>5</text:p>
          </table:table-cell>
          <table:table-cell office:value-type="string" table:content-validation-name="val21" table:style-name="ce29">
            <text:p>Finished in Sprint 5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Create an Order Report, showing all pending orders (unfilled and filled but unpaid)</text:p>
          </table:table-cell>
          <table:table-cell office:value-type="string" table:style-name="ce32">
            <text:p>Better manage our production process</text:p>
          </table:table-cell>
          <table:table-cell table:style-name="ce32"/>
          <table:table-cell table:number-columns-repeated="16374"/>
        </table:table-row>
        <table:table-row table:style-name="ro4">
          <table:table-cell office:value-type="string" table:style-name="ce12">
            <text:p>RB</text:p>
          </table:table-cell>
          <table:table-cell office:value-type="float" office:value="27" table:content-validation-name="val17" table:style-name="ce24">
            <text:p>27</text:p>
          </table:table-cell>
          <table:table-cell office:value-type="float" office:value="6" table:content-validation-name="val18" table:style-name="ce24">
            <text:p>6</text:p>
          </table:table-cell>
          <table:table-cell office:value-type="float" office:value="5" table:content-validation-name="val19" table:style-name="ce24">
            <text:p>5</text:p>
          </table:table-cell>
          <table:table-cell office:value-type="float" office:value="5" table:content-validation-name="val20" table:style-name="ce29">
            <text:p>5</text:p>
          </table:table-cell>
          <table:table-cell office:value-type="string" table:content-validation-name="val21" table:style-name="ce29">
            <text:p>Finished in Sprint 5</text:p>
          </table:table-cell>
          <table:table-cell office:value-type="string" table:style-name="ce30">
            <text:p>Manager</text:p>
          </table:table-cell>
          <table:table-cell office:value-type="string" table:style-name="ce31">
            <text:p>Display a Customer Report, listing all info about each customer</text:p>
          </table:table-cell>
          <table:table-cell office:value-type="string" table:style-name="ce32">
            <text:p>Better attract repeat customers and handle complaints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EF</text:p>
          </table:table-cell>
          <table:table-cell office:value-type="float" office:value="28" table:content-validation-name="val17" table:style-name="ce24">
            <text:p>28</text:p>
          </table:table-cell>
          <table:table-cell office:value-type="float" office:value="6" table:content-validation-name="val18" table:style-name="ce24">
            <text:p>6</text:p>
          </table:table-cell>
          <table:table-cell office:value-type="float" office:value="8" table:content-validation-name="val19" table:style-name="ce24">
            <text:p>8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31">
            <text:p>Edit an ice cream flavor</text:p>
          </table:table-cell>
          <table:table-cell office:value-type="string" table:style-name="ce32">
            <text:p>Improve our data and keep it synced to reality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EC</text:p>
          </table:table-cell>
          <table:table-cell office:value-type="float" office:value="29" table:content-validation-name="val17" table:style-name="ce24">
            <text:p>29</text:p>
          </table:table-cell>
          <table:table-cell office:value-type="float" office:value="6" table:content-validation-name="val18" table:style-name="ce24">
            <text:p>6</text:p>
          </table:table-cell>
          <table:table-cell office:value-type="float" office:value="8" table:content-validation-name="val19" table:style-name="ce24">
            <text:p>8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31">
            <text:p>Edit a container</text:p>
          </table:table-cell>
          <table:table-cell office:value-type="string" table:style-name="ce32">
            <text:p>Improve our data and keep it synced to reality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ET</text:p>
          </table:table-cell>
          <table:table-cell office:value-type="float" office:value="30" table:content-validation-name="val17" table:style-name="ce24">
            <text:p>30</text:p>
          </table:table-cell>
          <table:table-cell office:value-type="float" office:value="6" table:content-validation-name="val18" table:style-name="ce24">
            <text:p>6</text:p>
          </table:table-cell>
          <table:table-cell office:value-type="float" office:value="8" table:content-validation-name="val19" table:style-name="ce24">
            <text:p>8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31">
            <text:p>Edit a new topping</text:p>
          </table:table-cell>
          <table:table-cell office:value-type="string" table:style-name="ce32">
            <text:p>Improve our data and keep it synced to reality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ROA</text:p>
          </table:table-cell>
          <table:table-cell office:value-type="float" office:value="31" table:content-validation-name="val17" table:style-name="ce24">
            <text:p>31</text:p>
          </table:table-cell>
          <table:table-cell table:content-validation-name="val18" table:style-name="ce24"/>
          <table:table-cell office:value-type="float" office:value="3" table:content-validation-name="val19" table:style-name="ce24">
            <text:p>3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31">
            <text:p>Add Order Report option to show completed as well as pending orders</text:p>
          </table:table-cell>
          <table:table-cell office:value-type="string" table:style-name="ce32">
            <text:p>Review our order history seeking patterns to understand how to improve efficiency and profit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SALL</text:p>
          </table:table-cell>
          <table:table-cell office:value-type="float" office:value="32" table:content-validation-name="val17" table:style-name="ce24">
            <text:p>32</text:p>
          </table:table-cell>
          <table:table-cell table:content-validation-name="val18" table:style-name="ce24"/>
          <table:table-cell office:value-type="float" office:value="5" table:content-validation-name="val19" table:style-name="ce24">
            <text:p>5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Owner</text:p>
          </table:table-cell>
          <table:table-cell office:value-type="string" table:style-name="ce31">
            <text:p>Save all data to a specified file</text:p>
          </table:table-cell>
          <table:table-cell office:value-type="string" table:style-name="ce32">
            <text:p>Franchise my company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LALL</text:p>
          </table:table-cell>
          <table:table-cell office:value-type="float" office:value="33" table:content-validation-name="val17" table:style-name="ce24">
            <text:p>33</text:p>
          </table:table-cell>
          <table:table-cell table:content-validation-name="val18" table:style-name="ce24"/>
          <table:table-cell office:value-type="float" office:value="5" table:content-validation-name="val19" table:style-name="ce24">
            <text:p>5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Owner</text:p>
          </table:table-cell>
          <table:table-cell office:value-type="string" table:style-name="ce31">
            <text:p>Load data from a specified file</text:p>
          </table:table-cell>
          <table:table-cell office:value-type="string" table:style-name="ce32">
            <text:p>Franchise my company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CENEW</text:p>
          </table:table-cell>
          <table:table-cell office:value-type="float" office:value="34" table:content-validation-name="val17" table:style-name="ce24">
            <text:p>34</text:p>
          </table:table-cell>
          <table:table-cell table:content-validation-name="val18" table:style-name="ce24"/>
          <table:table-cell office:value-type="float" office:value="13" table:content-validation-name="val19" table:style-name="ce24">
            <text:p>13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Owner</text:p>
          </table:table-cell>
          <table:table-cell office:value-type="string" table:style-name="ce31">
            <text:p>Create a new franchise</text:p>
          </table:table-cell>
          <table:table-cell office:value-type="string" table:style-name="ce32">
            <text:p>Franchise my company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XI</text:p>
          </table:table-cell>
          <table:table-cell office:value-type="float" office:value="35" table:content-validation-name="val17" table:style-name="ce24">
            <text:p>35</text:p>
          </table:table-cell>
          <table:table-cell table:content-validation-name="val18" table:style-name="ce24"/>
          <table:table-cell office:value-type="float" office:value="21" table:content-validation-name="val19" table:style-name="ce24">
            <text:p>21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31">
            <text:p>Retire an item (no longer enable its selection for a new order, but keep in reports)</text:p>
          </table:table-cell>
          <table:table-cell office:value-type="string" table:style-name="ce32">
            <text:p>Remove items no longer offered from the menu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XT</text:p>
          </table:table-cell>
          <table:table-cell office:value-type="float" office:value="36" table:content-validation-name="val17" table:style-name="ce24">
            <text:p>36</text:p>
          </table:table-cell>
          <table:table-cell table:content-validation-name="val18" table:style-name="ce24"/>
          <table:table-cell office:value-type="float" office:value="13" table:content-validation-name="val19" table:style-name="ce24">
            <text:p>13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31">
            <text:p>Suspend a server (no longer allow their selection for an order or restock, but keep in reports)</text:p>
          </table:table-cell>
          <table:table-cell office:value-type="string" table:style-name="ce32">
            <text:p>Remove team members who aren’t currently active from our drop-down lists (except reports)</text:p>
          </table:table-cell>
          <table:table-cell table:style-name="ce32"/>
          <table:table-cell table:number-columns-repeated="16374"/>
        </table:table-row>
        <table:table-row table:style-name="ro3">
          <table:table-cell office:value-type="string" table:style-name="ce12">
            <text:p>XXT</text:p>
          </table:table-cell>
          <table:table-cell office:value-type="float" office:value="37" table:content-validation-name="val17" table:style-name="ce24">
            <text:p>37</text:p>
          </table:table-cell>
          <table:table-cell table:content-validation-name="val18" table:style-name="ce24"/>
          <table:table-cell office:value-type="float" office:value="5" table:content-validation-name="val19" table:style-name="ce24">
            <text:p>5</text:p>
          </table:table-cell>
          <table:table-cell table:content-validation-name="val20" table:style-name="ce29"/>
          <table:table-cell table:content-validation-name="val21" table:style-name="ce29"/>
          <table:table-cell office:value-type="string" table:style-name="ce30">
            <text:p>Manager</text:p>
          </table:table-cell>
          <table:table-cell office:value-type="string" table:style-name="ce12">
            <text:p>Restore a server</text:p>
          </table:table-cell>
          <table:table-cell office:value-type="string" table:style-name="ce32">
            <text:p>Add a former team member tack into service</text:p>
          </table:table-cell>
          <table:table-cell table:style-name="ce32"/>
          <table:table-cell table:number-columns-repeated="16374"/>
        </table:table-row>
        <table:table-row table:number-rows-repeated="4" table:style-name="ro7">
          <table:table-cell table:style-name="ce12"/>
          <table:table-cell table:content-validation-name="val17" table:style-name="ce24"/>
          <table:table-cell table:content-validation-name="val18" table:style-name="ce24"/>
          <table:table-cell table:content-validation-name="val19" table:style-name="ce24"/>
          <table:table-cell table:content-validation-name="val20" table:style-name="ce29"/>
          <table:table-cell table:content-validation-name="val21" table:style-name="ce29"/>
          <table:table-cell table:style-name="ce30"/>
          <table:table-cell table:style-name="ce12"/>
          <table:table-cell table:number-columns-repeated="2" table:style-name="ce32"/>
          <table:table-cell table:number-columns-repeated="16374"/>
        </table:table-row>
        <table:table-row table:number-rows-repeated="35" table:style-name="ro7">
          <table:table-cell/>
          <table:table-cell table:content-validation-name="val17" table:style-name="ce24"/>
          <table:table-cell table:content-validation-name="val18" table:style-name="ce24"/>
          <table:table-cell table:content-validation-name="val19" table:style-name="ce24"/>
          <table:table-cell table:content-validation-name="val20" table:style-name="ce29"/>
          <table:table-cell table:content-validation-name="val21" table:style-name="ce29"/>
          <table:table-cell table:style-name="ce30"/>
          <table:table-cell table:style-name="ce12"/>
          <table:table-cell table:number-columns-repeated="2" table:style-name="ce32"/>
          <table:table-cell table:number-columns-repeated="16374"/>
        </table:table-row>
        <table:table-row table:number-rows-repeated="1048477" table:style-name="ro7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9T00:00:00" table:style-name="ce5">
            <text:p>Nov 0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16T00:00:00" table:style-name="ce5">
            <text:p>Nov 1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5" table:formula="of:=COUNTA([.D17:.D995])" table:style-name="ce2">
            <text:p>5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5" table:formula="of:=[.B7]-[.C8]" table:style-name="ce2">
            <text:p>5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5" table:formula="of:=[.B8]-[.C9]" table:style-name="ce2">
            <text:p>5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5" table:formula="of:=[.B9]-[.C10]" table:style-name="ce2">
            <text:p>5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5" table:formula="of:=[.B10]-[.C11]" table:style-name="ce2">
            <text:p>5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5" table:formula="of:=[.B11]-[.C12]" table:style-name="ce2">
            <text:p>5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5" table:formula="of:=[.B12]-[.C13]" table:style-name="ce2">
            <text:p>5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5" table:formula="of:=COUNTIF([.E$17:.E$995]; &quot;Completed Day 7&quot;)" table:style-name="ce2">
            <text:p>5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7" table:style-name="ce1">
            <text:p>1</text:p>
          </table:table-cell>
          <table:table-cell office:value-type="string" table:content-validation-name="val28" table:style-name="ce10">
            <text:p>P&amp;L</text:p>
          </table:table-cell>
          <table:table-cell office:value-type="string" table:content-validation-name="val29" table:style-name="ce10">
            <text:p>JB</text:p>
          </table:table-cell>
          <table:table-cell office:value-type="string" table:style-name="ce40">
            <text:p>Profit and Loss statemen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" table:content-validation-name="val27" table:style-name="ce1">
            <text:p>2</text:p>
          </table:table-cell>
          <table:table-cell office:value-type="string" table:content-validation-name="val28" table:style-name="ce10">
            <text:p>RI</text:p>
          </table:table-cell>
          <table:table-cell office:value-type="string" table:content-validation-name="val29" table:style-name="ce10">
            <text:p>JB</text:p>
          </table:table-cell>
          <table:table-cell office:value-type="string" table:content-validation-name="val30" table:style-name="ce10">
            <text:p>Inventory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" table:content-validation-name="val27" table:style-name="ce1">
            <text:p>3</text:p>
          </table:table-cell>
          <table:table-cell office:value-type="string" table:content-validation-name="val28" table:style-name="ce10">
            <text:p>PIX</text:p>
          </table:table-cell>
          <table:table-cell office:value-type="string" table:content-validation-name="val29" table:style-name="ce10">
            <text:p>EK</text:p>
          </table:table-cell>
          <table:table-cell office:value-type="string" table:content-validation-name="val30" table:style-name="ce10">
            <text:p>View Photos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" table:content-validation-name="val27" table:style-name="ce1">
            <text:p>4</text:p>
          </table:table-cell>
          <table:table-cell office:value-type="string" table:content-validation-name="val28" table:style-name="ce10">
            <text:p>RTM</text:p>
          </table:table-cell>
          <table:table-cell office:value-type="string" table:content-validation-name="val29" table:style-name="ce10">
            <text:p>JB</text:p>
          </table:table-cell>
          <table:table-cell office:value-type="string" table:content-validation-name="val30" table:style-name="ce10">
            <text:p>Server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" table:content-validation-name="val27" table:style-name="ce1">
            <text:p>5</text:p>
          </table:table-cell>
          <table:table-cell office:value-type="string" table:content-validation-name="val28" table:style-name="ce10">
            <text:p>ETMS</text:p>
          </table:table-cell>
          <table:table-cell office:value-type="string" table:content-validation-name="val29" table:style-name="ce10">
            <text:p>EK</text:p>
          </table:table-cell>
          <table:table-cell office:value-type="string" table:content-validation-name="val30" table:style-name="ce10">
            <text:p>Change server salary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" table:content-validation-name="val27" table:style-name="ce1">
            <text:p>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" table:content-validation-name="val27" table:style-name="ce1">
            <text:p>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" table:content-validation-name="val27" table:style-name="ce1">
            <text:p>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9" table:content-validation-name="val27" table:style-name="ce1">
            <text:p>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0" table:content-validation-name="val27" table:style-name="ce1">
            <text:p>1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1" table:content-validation-name="val27" table:style-name="ce1">
            <text:p>1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2" table:content-validation-name="val27" table:style-name="ce1">
            <text:p>1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3" table:content-validation-name="val27" table:style-name="ce1">
            <text:p>1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4" table:content-validation-name="val27" table:style-name="ce1">
            <text:p>1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5" table:content-validation-name="val27" table:style-name="ce1">
            <text:p>1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6" table:content-validation-name="val27" table:style-name="ce1">
            <text:p>1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7" table:content-validation-name="val27" table:style-name="ce1">
            <text:p>1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8" table:content-validation-name="val27" table:style-name="ce1">
            <text:p>1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9" table:content-validation-name="val27" table:style-name="ce1">
            <text:p>1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0" table:content-validation-name="val27" table:style-name="ce1">
            <text:p>2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1" table:content-validation-name="val27" table:style-name="ce1">
            <text:p>2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2" table:content-validation-name="val27" table:style-name="ce1">
            <text:p>2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3" table:content-validation-name="val27" table:style-name="ce1">
            <text:p>2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4" table:content-validation-name="val27" table:style-name="ce1">
            <text:p>2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5" table:content-validation-name="val27" table:style-name="ce1">
            <text:p>2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6" table:content-validation-name="val27" table:style-name="ce1">
            <text:p>2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7" table:content-validation-name="val27" table:style-name="ce1">
            <text:p>2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8" table:content-validation-name="val27" table:style-name="ce1">
            <text:p>2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9" table:content-validation-name="val27" table:style-name="ce1">
            <text:p>2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0" table:content-validation-name="val27" table:style-name="ce1">
            <text:p>3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1" table:content-validation-name="val27" table:style-name="ce1">
            <text:p>3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2" table:content-validation-name="val27" table:style-name="ce1">
            <text:p>3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3" table:content-validation-name="val27" table:style-name="ce1">
            <text:p>3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4" table:content-validation-name="val27" table:style-name="ce1">
            <text:p>3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5" table:content-validation-name="val27" table:style-name="ce1">
            <text:p>3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6" table:content-validation-name="val27" table:style-name="ce1">
            <text:p>3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7" table:content-validation-name="val27" table:style-name="ce1">
            <text:p>3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8" table:content-validation-name="val27" table:style-name="ce1">
            <text:p>3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9" table:content-validation-name="val27" table:style-name="ce1">
            <text:p>3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0" table:content-validation-name="val27" table:style-name="ce1">
            <text:p>4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1" table:content-validation-name="val27" table:style-name="ce1">
            <text:p>4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2" table:content-validation-name="val27" table:style-name="ce1">
            <text:p>4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3" table:content-validation-name="val27" table:style-name="ce1">
            <text:p>4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4" table:content-validation-name="val27" table:style-name="ce1">
            <text:p>4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5" table:content-validation-name="val27" table:style-name="ce1">
            <text:p>4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6" table:content-validation-name="val27" table:style-name="ce1">
            <text:p>4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7" table:content-validation-name="val27" table:style-name="ce1">
            <text:p>4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8" table:content-validation-name="val27" table:style-name="ce1">
            <text:p>4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9" table:content-validation-name="val27" table:style-name="ce1">
            <text:p>4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0" table:content-validation-name="val27" table:style-name="ce1">
            <text:p>5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1" table:content-validation-name="val27" table:style-name="ce1">
            <text:p>5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2" table:content-validation-name="val27" table:style-name="ce1">
            <text:p>5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3" table:content-validation-name="val27" table:style-name="ce1">
            <text:p>5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4" table:content-validation-name="val27" table:style-name="ce1">
            <text:p>5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5" table:content-validation-name="val27" table:style-name="ce1">
            <text:p>5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6" table:content-validation-name="val27" table:style-name="ce1">
            <text:p>5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7" table:content-validation-name="val27" table:style-name="ce1">
            <text:p>5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8" table:content-validation-name="val27" table:style-name="ce1">
            <text:p>5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9" table:content-validation-name="val27" table:style-name="ce1">
            <text:p>5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0" table:content-validation-name="val27" table:style-name="ce1">
            <text:p>6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1" table:content-validation-name="val27" table:style-name="ce1">
            <text:p>6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2" table:content-validation-name="val27" table:style-name="ce1">
            <text:p>6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3" table:content-validation-name="val27" table:style-name="ce1">
            <text:p>6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4" table:content-validation-name="val27" table:style-name="ce1">
            <text:p>6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5" table:content-validation-name="val27" table:style-name="ce1">
            <text:p>6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6" table:content-validation-name="val27" table:style-name="ce1">
            <text:p>6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7" table:content-validation-name="val27" table:style-name="ce1">
            <text:p>6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8" table:content-validation-name="val27" table:style-name="ce1">
            <text:p>6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9" table:content-validation-name="val27" table:style-name="ce1">
            <text:p>6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0" table:content-validation-name="val27" table:style-name="ce1">
            <text:p>7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1" table:content-validation-name="val27" table:style-name="ce1">
            <text:p>7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2" table:content-validation-name="val27" table:style-name="ce1">
            <text:p>7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3" table:content-validation-name="val27" table:style-name="ce1">
            <text:p>7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4" table:content-validation-name="val27" table:style-name="ce1">
            <text:p>7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5" table:content-validation-name="val27" table:style-name="ce1">
            <text:p>7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6" table:content-validation-name="val27" table:style-name="ce1">
            <text:p>7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7" table:content-validation-name="val27" table:style-name="ce1">
            <text:p>7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8" table:content-validation-name="val27" table:style-name="ce1">
            <text:p>7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9" table:content-validation-name="val27" table:style-name="ce1">
            <text:p>7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0" table:content-validation-name="val27" table:style-name="ce1">
            <text:p>8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1" table:content-validation-name="val27" table:style-name="ce1">
            <text:p>8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2" table:content-validation-name="val27" table:style-name="ce1">
            <text:p>8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3" table:content-validation-name="val27" table:style-name="ce1">
            <text:p>8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4" table:content-validation-name="val27" table:style-name="ce1">
            <text:p>8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16T00:00:00" table:style-name="ce5">
            <text:p>Nov 1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23T00:00:00" table:style-name="ce5">
            <text:p>Nov 23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2" table:formula="of:=COUNTA([.D17:.D995])" table:style-name="ce2">
            <text:p>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2" table:formula="of:=[.B7]-[.C8]" table:style-name="ce2">
            <text:p>2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2" table:formula="of:=[.B8]-[.C9]" table:style-name="ce2">
            <text:p>2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2" table:formula="of:=[.B9]-[.C10]" table:style-name="ce2">
            <text:p>2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2" table:formula="of:=[.B10]-[.C11]" table:style-name="ce2">
            <text:p>2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3" table:style-name="ce1">
            <text:p>1</text:p>
          </table:table-cell>
          <table:table-cell office:value-type="string" table:content-validation-name="val34" table:style-name="ce10">
            <text:p>RO</text:p>
          </table:table-cell>
          <table:table-cell office:value-type="string" table:content-validation-name="val35" table:style-name="ce10">
            <text:p>JB</text:p>
          </table:table-cell>
          <table:table-cell office:value-type="string" table:style-name="ce41">
            <text:p>Create Order report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" table:content-validation-name="val33" table:style-name="ce1">
            <text:p>2</text:p>
          </table:table-cell>
          <table:table-cell office:value-type="string" table:content-validation-name="val34" table:style-name="ce10">
            <text:p>AI</text:p>
          </table:table-cell>
          <table:table-cell office:value-type="string" table:content-validation-name="val35" table:style-name="ce10">
            <text:p>EK</text:p>
          </table:table-cell>
          <table:table-cell office:value-type="string" table:content-validation-name="val36" table:style-name="ce10">
            <text:p>Restock items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" table:content-validation-name="val33" table:style-name="ce1">
            <text:p>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" table:content-validation-name="val33" table:style-name="ce1">
            <text:p>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" table:content-validation-name="val33" table:style-name="ce1">
            <text:p>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" table:content-validation-name="val33" table:style-name="ce1">
            <text:p>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" table:content-validation-name="val33" table:style-name="ce1">
            <text:p>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" table:content-validation-name="val33" table:style-name="ce1">
            <text:p>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9" table:content-validation-name="val33" table:style-name="ce1">
            <text:p>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0" table:content-validation-name="val33" table:style-name="ce1">
            <text:p>1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1" table:content-validation-name="val33" table:style-name="ce1">
            <text:p>1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2" table:content-validation-name="val33" table:style-name="ce1">
            <text:p>1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3" table:content-validation-name="val33" table:style-name="ce1">
            <text:p>1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4" table:content-validation-name="val33" table:style-name="ce1">
            <text:p>1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5" table:content-validation-name="val33" table:style-name="ce1">
            <text:p>1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6" table:content-validation-name="val33" table:style-name="ce1">
            <text:p>1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7" table:content-validation-name="val33" table:style-name="ce1">
            <text:p>1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8" table:content-validation-name="val33" table:style-name="ce1">
            <text:p>1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9" table:content-validation-name="val33" table:style-name="ce1">
            <text:p>1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0" table:content-validation-name="val33" table:style-name="ce1">
            <text:p>2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1" table:content-validation-name="val33" table:style-name="ce1">
            <text:p>2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2" table:content-validation-name="val33" table:style-name="ce1">
            <text:p>2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3" table:content-validation-name="val33" table:style-name="ce1">
            <text:p>2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4" table:content-validation-name="val33" table:style-name="ce1">
            <text:p>2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5" table:content-validation-name="val33" table:style-name="ce1">
            <text:p>2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6" table:content-validation-name="val33" table:style-name="ce1">
            <text:p>2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7" table:content-validation-name="val33" table:style-name="ce1">
            <text:p>2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8" table:content-validation-name="val33" table:style-name="ce1">
            <text:p>2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9" table:content-validation-name="val33" table:style-name="ce1">
            <text:p>2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0" table:content-validation-name="val33" table:style-name="ce1">
            <text:p>3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1" table:content-validation-name="val33" table:style-name="ce1">
            <text:p>3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2" table:content-validation-name="val33" table:style-name="ce1">
            <text:p>3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3" table:content-validation-name="val33" table:style-name="ce1">
            <text:p>3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4" table:content-validation-name="val33" table:style-name="ce1">
            <text:p>3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5" table:content-validation-name="val33" table:style-name="ce1">
            <text:p>3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6" table:content-validation-name="val33" table:style-name="ce1">
            <text:p>3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7" table:content-validation-name="val33" table:style-name="ce1">
            <text:p>3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8" table:content-validation-name="val33" table:style-name="ce1">
            <text:p>3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9" table:content-validation-name="val33" table:style-name="ce1">
            <text:p>3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0" table:content-validation-name="val33" table:style-name="ce1">
            <text:p>4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1" table:content-validation-name="val33" table:style-name="ce1">
            <text:p>4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2" table:content-validation-name="val33" table:style-name="ce1">
            <text:p>4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3" table:content-validation-name="val33" table:style-name="ce1">
            <text:p>4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4" table:content-validation-name="val33" table:style-name="ce1">
            <text:p>4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5" table:content-validation-name="val33" table:style-name="ce1">
            <text:p>4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6" table:content-validation-name="val33" table:style-name="ce1">
            <text:p>4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7" table:content-validation-name="val33" table:style-name="ce1">
            <text:p>4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8" table:content-validation-name="val33" table:style-name="ce1">
            <text:p>4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9" table:content-validation-name="val33" table:style-name="ce1">
            <text:p>4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0" table:content-validation-name="val33" table:style-name="ce1">
            <text:p>5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1" table:content-validation-name="val33" table:style-name="ce1">
            <text:p>5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2" table:content-validation-name="val33" table:style-name="ce1">
            <text:p>5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3" table:content-validation-name="val33" table:style-name="ce1">
            <text:p>5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4" table:content-validation-name="val33" table:style-name="ce1">
            <text:p>5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5" table:content-validation-name="val33" table:style-name="ce1">
            <text:p>5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6" table:content-validation-name="val33" table:style-name="ce1">
            <text:p>5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7" table:content-validation-name="val33" table:style-name="ce1">
            <text:p>5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8" table:content-validation-name="val33" table:style-name="ce1">
            <text:p>5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9" table:content-validation-name="val33" table:style-name="ce1">
            <text:p>5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0" table:content-validation-name="val33" table:style-name="ce1">
            <text:p>6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1" table:content-validation-name="val33" table:style-name="ce1">
            <text:p>6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2" table:content-validation-name="val33" table:style-name="ce1">
            <text:p>6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3" table:content-validation-name="val33" table:style-name="ce1">
            <text:p>6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4" table:content-validation-name="val33" table:style-name="ce1">
            <text:p>6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5" table:content-validation-name="val33" table:style-name="ce1">
            <text:p>6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6" table:content-validation-name="val33" table:style-name="ce1">
            <text:p>6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7" table:content-validation-name="val33" table:style-name="ce1">
            <text:p>6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8" table:content-validation-name="val33" table:style-name="ce1">
            <text:p>6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9" table:content-validation-name="val33" table:style-name="ce1">
            <text:p>6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0" table:content-validation-name="val33" table:style-name="ce1">
            <text:p>7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1" table:content-validation-name="val33" table:style-name="ce1">
            <text:p>7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2" table:content-validation-name="val33" table:style-name="ce1">
            <text:p>7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3" table:content-validation-name="val33" table:style-name="ce1">
            <text:p>7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4" table:content-validation-name="val33" table:style-name="ce1">
            <text:p>7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5" table:content-validation-name="val33" table:style-name="ce1">
            <text:p>7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6" table:content-validation-name="val33" table:style-name="ce1">
            <text:p>7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7" table:content-validation-name="val33" table:style-name="ce1">
            <text:p>7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8" table:content-validation-name="val33" table:style-name="ce1">
            <text:p>7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9" table:content-validation-name="val33" table:style-name="ce1">
            <text:p>7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0" table:content-validation-name="val33" table:style-name="ce1">
            <text:p>8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1" table:content-validation-name="val33" table:style-name="ce1">
            <text:p>8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2" table:content-validation-name="val33" table:style-name="ce1">
            <text:p>8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3" table:content-validation-name="val33" table:style-name="ce1">
            <text:p>8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4" table:content-validation-name="val33" table:style-name="ce1">
            <text:p>8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2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23T00:00:00" table:style-name="ce5">
            <text:p>Nov 23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30T00:00:00" table:style-name="ce5">
            <text:p>Nov 30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1" table:formula="of:=COUNTA([.D17:.D995])" table:style-name="ce2">
            <text:p>1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1" table:formula="of:=[.B7]-[.C8]" table:style-name="ce2">
            <text:p>1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1" table:formula="of:=[.B8]-[.C9]" table:style-name="ce2">
            <text:p>1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1" table:formula="of:=[.B9]-[.C10]" table:style-name="ce2">
            <text:p>1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1" table:formula="of:=[.B10]-[.C11]" table:style-name="ce2">
            <text:p>1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1" table:formula="of:=[.B11]-[.C12]" table:style-name="ce2">
            <text:p>1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1" table:formula="of:=[.B12]-[.C13]" table:style-name="ce2">
            <text:p>1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1" table:formula="of:=[.B13]-[.C14]" table:style-name="ce2">
            <text:p>1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9" table:style-name="ce1">
            <text:p>1</text:p>
          </table:table-cell>
          <table:table-cell table:content-validation-name="val40" table:style-name="ce10"/>
          <table:table-cell table:content-validation-name="val41" table:style-name="ce10"/>
          <table:table-cell office:value-type="string" table:style-name="ce40">
            <text:p>--&gt; Add tasks to complete each feature for this sprint</text:p>
          </table:table-cell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" table:content-validation-name="val39" table:style-name="ce1">
            <text:p>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" table:content-validation-name="val39" table:style-name="ce1">
            <text:p>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" table:content-validation-name="val39" table:style-name="ce1">
            <text:p>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" table:content-validation-name="val39" table:style-name="ce1">
            <text:p>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" table:content-validation-name="val39" table:style-name="ce1">
            <text:p>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" table:content-validation-name="val39" table:style-name="ce1">
            <text:p>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" table:content-validation-name="val39" table:style-name="ce1">
            <text:p>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9" table:content-validation-name="val39" table:style-name="ce1">
            <text:p>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0" table:content-validation-name="val39" table:style-name="ce1">
            <text:p>1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1" table:content-validation-name="val39" table:style-name="ce1">
            <text:p>1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2" table:content-validation-name="val39" table:style-name="ce1">
            <text:p>1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3" table:content-validation-name="val39" table:style-name="ce1">
            <text:p>1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4" table:content-validation-name="val39" table:style-name="ce1">
            <text:p>1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5" table:content-validation-name="val39" table:style-name="ce1">
            <text:p>1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6" table:content-validation-name="val39" table:style-name="ce1">
            <text:p>1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7" table:content-validation-name="val39" table:style-name="ce1">
            <text:p>1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8" table:content-validation-name="val39" table:style-name="ce1">
            <text:p>1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9" table:content-validation-name="val39" table:style-name="ce1">
            <text:p>1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0" table:content-validation-name="val39" table:style-name="ce1">
            <text:p>2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1" table:content-validation-name="val39" table:style-name="ce1">
            <text:p>2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2" table:content-validation-name="val39" table:style-name="ce1">
            <text:p>2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3" table:content-validation-name="val39" table:style-name="ce1">
            <text:p>2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4" table:content-validation-name="val39" table:style-name="ce1">
            <text:p>2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5" table:content-validation-name="val39" table:style-name="ce1">
            <text:p>2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6" table:content-validation-name="val39" table:style-name="ce1">
            <text:p>2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7" table:content-validation-name="val39" table:style-name="ce1">
            <text:p>2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8" table:content-validation-name="val39" table:style-name="ce1">
            <text:p>2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9" table:content-validation-name="val39" table:style-name="ce1">
            <text:p>2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0" table:content-validation-name="val39" table:style-name="ce1">
            <text:p>3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1" table:content-validation-name="val39" table:style-name="ce1">
            <text:p>3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2" table:content-validation-name="val39" table:style-name="ce1">
            <text:p>3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3" table:content-validation-name="val39" table:style-name="ce1">
            <text:p>3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4" table:content-validation-name="val39" table:style-name="ce1">
            <text:p>3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5" table:content-validation-name="val39" table:style-name="ce1">
            <text:p>3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6" table:content-validation-name="val39" table:style-name="ce1">
            <text:p>3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7" table:content-validation-name="val39" table:style-name="ce1">
            <text:p>3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8" table:content-validation-name="val39" table:style-name="ce1">
            <text:p>3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9" table:content-validation-name="val39" table:style-name="ce1">
            <text:p>3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0" table:content-validation-name="val39" table:style-name="ce1">
            <text:p>4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1" table:content-validation-name="val39" table:style-name="ce1">
            <text:p>4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2" table:content-validation-name="val39" table:style-name="ce1">
            <text:p>4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3" table:content-validation-name="val39" table:style-name="ce1">
            <text:p>4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4" table:content-validation-name="val39" table:style-name="ce1">
            <text:p>4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5" table:content-validation-name="val39" table:style-name="ce1">
            <text:p>4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6" table:content-validation-name="val39" table:style-name="ce1">
            <text:p>4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7" table:content-validation-name="val39" table:style-name="ce1">
            <text:p>4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8" table:content-validation-name="val39" table:style-name="ce1">
            <text:p>4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9" table:content-validation-name="val39" table:style-name="ce1">
            <text:p>4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0" table:content-validation-name="val39" table:style-name="ce1">
            <text:p>5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1" table:content-validation-name="val39" table:style-name="ce1">
            <text:p>5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2" table:content-validation-name="val39" table:style-name="ce1">
            <text:p>5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3" table:content-validation-name="val39" table:style-name="ce1">
            <text:p>5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4" table:content-validation-name="val39" table:style-name="ce1">
            <text:p>5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5" table:content-validation-name="val39" table:style-name="ce1">
            <text:p>5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6" table:content-validation-name="val39" table:style-name="ce1">
            <text:p>5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7" table:content-validation-name="val39" table:style-name="ce1">
            <text:p>5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8" table:content-validation-name="val39" table:style-name="ce1">
            <text:p>5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9" table:content-validation-name="val39" table:style-name="ce1">
            <text:p>5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0" table:content-validation-name="val39" table:style-name="ce1">
            <text:p>6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1" table:content-validation-name="val39" table:style-name="ce1">
            <text:p>6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2" table:content-validation-name="val39" table:style-name="ce1">
            <text:p>6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3" table:content-validation-name="val39" table:style-name="ce1">
            <text:p>6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4" table:content-validation-name="val39" table:style-name="ce1">
            <text:p>6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5" table:content-validation-name="val39" table:style-name="ce1">
            <text:p>6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6" table:content-validation-name="val39" table:style-name="ce1">
            <text:p>6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7" table:content-validation-name="val39" table:style-name="ce1">
            <text:p>6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8" table:content-validation-name="val39" table:style-name="ce1">
            <text:p>6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9" table:content-validation-name="val39" table:style-name="ce1">
            <text:p>6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0" table:content-validation-name="val39" table:style-name="ce1">
            <text:p>7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1" table:content-validation-name="val39" table:style-name="ce1">
            <text:p>7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2" table:content-validation-name="val39" table:style-name="ce1">
            <text:p>7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3" table:content-validation-name="val39" table:style-name="ce1">
            <text:p>7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4" table:content-validation-name="val39" table:style-name="ce1">
            <text:p>7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5" table:content-validation-name="val39" table:style-name="ce1">
            <text:p>7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6" table:content-validation-name="val39" table:style-name="ce1">
            <text:p>7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7" table:content-validation-name="val39" table:style-name="ce1">
            <text:p>7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8" table:content-validation-name="val39" table:style-name="ce1">
            <text:p>7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9" table:content-validation-name="val39" table:style-name="ce1">
            <text:p>7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0" table:content-validation-name="val39" table:style-name="ce1">
            <text:p>8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1" table:content-validation-name="val39" table:style-name="ce1">
            <text:p>8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2" table:content-validation-name="val39" table:style-name="ce1">
            <text:p>8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3" table:content-validation-name="val39" table:style-name="ce1">
            <text:p>8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4" table:content-validation-name="val39" table:style-name="ce1">
            <text:p>8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1-23T03:41:20Z</dc:date>
    <meta:editing-cycles>118</meta:editing-cycles>
    <meta:editing-duration>PT2023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70102362204724pt" svg:y="31.63496062992126pt" svg:width="421.5164566929134pt" svg:height="165.1762992125984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